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512in" svg:height="4.9846in" svg:x="3.8209in" svg:y="4.5421in">
            <draw:object draw:notify-on-update-of-ranges="Sheet1.L3:Sheet1.L22 Sheet1.V2:Sheet1.V2 Sheet1.V3:Sheet1.V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2909in" svg:height="4.5339in" svg:x="12.0087in" svg:y="4.3953in">
            <draw:object draw:notify-on-update-of-ranges="Sheet1.L3:Sheet1.L22 Sheet1.W2:Sheet1.W2 Sheet1.W3:Sheet1.W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4354in" svg:height="5.015in" svg:x="3.6169in" svg:y="9.3146in">
            <draw:object draw:notify-on-update-of-ranges="Sheet1.L3:Sheet1.L22 Sheet1.AG2:Sheet1.AG2 Sheet1.AG3:Sheet1.AG22 Sheet1.AH2:Sheet1.AH2 Sheet1.AH3:Sheet1.AH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8768in" svg:height="4.7937in" svg:x="12.3677in" svg:y="9.3677in">
            <draw:object draw:notify-on-update-of-ranges="Sheet1.L2:Sheet1.L2 Sheet1.L3:Sheet1.L22 Sheet1.Q2:Sheet1.Q2 Sheet1.Q3:Sheet1.Q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.072in" svg:height="5.8031in" svg:x="4.126in" svg:y="15.402in">
            <draw:object draw:notify-on-update-of-ranges="Sheet1.L2:Sheet1.L2 Sheet1.L3:Sheet1.L22 Sheet1.AB2:Sheet1.AB2 Sheet1.AB3:Sheet1.AB22 Sheet1.AC2:Sheet1.AC2 Sheet1.AC3:Sheet1.AC22 Sheet1.AE2:Sheet1.AE2 Sheet1.AE3:Sheet1.AE2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b</text:p>
          </table:table-cell>
          <table:table-cell office:value-type="string">
            <text:p>veb</text:p>
          </table:table-cell>
          <table:table-cell office:value-type="string">
            <text:p>cache miss</text:p>
          </table:table-cell>
          <table:table-cell table:number-columns-repeated="3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D</text:p>
          </table:table-cell>
          <table:table-cell office:value-type="string">
            <text:p>E</text:p>
          </table:table-cell>
          <table:table-cell/>
          <table:table-cell office:value-type="string">
            <text:p>cache misses per element</text:p>
          </table:table-cell>
          <table:table-cell table:number-columns-repeated="4"/>
          <table:table-cell office:value-type="string">
            <text:p>adapted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764">
            <text:p>0.00000764</text:p>
          </table:table-cell>
          <table:table-cell office:value-type="float" office:value="0.000003951">
            <text:p>0.0000039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rb</text:p>
          </table:table-cell>
          <table:table-cell office:value-type="string">
            <text:p>veb </text:p>
          </table:table-cell>
          <table:table-cell/>
          <table:table-cell office:value-type="string">
            <text:p>rb/veb</text:p>
          </table:table-cell>
          <table:table-cell/>
          <table:table-cell office:value-type="string">
            <text:p>n lg n</text:p>
          </table:table-cell>
          <table:table-cell office:value-type="string">
            <text:p>n lglg n</text:p>
          </table:table-cell>
          <table:table-cell/>
          <table:table-cell office:value-type="string">
            <text:p>rb</text:p>
          </table:table-cell>
          <table:table-cell office:value-type="string">
            <text:p>veb</text:p>
          </table:table-cell>
          <table:table-cell table:number-columns-repeated="4"/>
          <table:table-cell office:value-type="string">
            <text:p>rb</text:p>
          </table:table-cell>
          <table:table-cell office:value-type="string">
            <text:p>veb</text:p>
          </table:table-cell>
          <table:table-cell/>
          <table:table-cell office:value-type="string">
            <text:p>rb/veb</text:p>
          </table:table-cell>
          <table:table-cell/>
          <table:table-cell office:value-type="string">
            <text:p>rb</text:p>
          </table:table-cell>
          <table:table-cell office:value-type="string">
            <text:p>veb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6023">
            <text:p>0.000006023</text:p>
          </table:table-cell>
          <table:table-cell office:value-type="float" office:value="0.000003543">
            <text:p>0.0000035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3]+[.$J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L$1];[.$I3]))" office:value-type="float" office:value="64">
            <text:p>64</text:p>
          </table:table-cell>
          <table:table-cell/>
          <table:table-cell table:formula="of:=AVERAGE(INDIRECT(CONCATENATE([.N$1];[.$I3];&quot;:&quot;;[.N$1];[.$J3])))" office:value-type="float" office:value="0.0000055414">
            <text:p>5.5414E-006</text:p>
          </table:table-cell>
          <table:table-cell table:formula="of:=AVERAGE(INDIRECT(CONCATENATE([.O$1];[.$I3];&quot;:&quot;;[.O$1];[.$J3])))" office:value-type="float" office:value="0.0000035244">
            <text:p>3.5244E-006</text:p>
          </table:table-cell>
          <table:table-cell/>
          <table:table-cell table:formula="of:=[.N3]/[.O3]" office:value-type="float" office:value="1.57229599364431">
            <text:p>1.5722959936</text:p>
          </table:table-cell>
          <table:table-cell/>
          <table:table-cell table:style-name="ce2" table:formula="of:=[.$L3] * LOG([.$L3]; 2)" office:value-type="float" office:value="384">
            <text:p>384</text:p>
          </table:table-cell>
          <table:table-cell table:style-name="ce2" table:formula="of:=[.$L3] * LOG( LOG([.$L3]; 2); 2)" office:value-type="float" office:value="165.437600046154">
            <text:p>165</text:p>
          </table:table-cell>
          <table:table-cell/>
          <table:table-cell table:formula="of:=[.N3]/[.S3]" office:value-type="float" office:value="0.0000000144307291666667">
            <text:p>1.44307291666667E-008</text:p>
          </table:table-cell>
          <table:table-cell table:formula="of:=[.O3]/[.T3]" office:value-type="float" office:value="0.0000000213035005283972">
            <text:p>2.13035005283972E-008</text:p>
          </table:table-cell>
          <table:table-cell/>
          <table:table-cell table:formula="of:=AVERAGE(INDIRECT(CONCATENATE([.Y$1];[.$I3];&quot;:&quot;;[.Y$1];[.$J3])))" office:value-type="float" office:value="0">
            <text:p>0</text:p>
          </table:table-cell>
          <table:table-cell table:formula="of:=AVERAGE(INDIRECT(CONCATENATE([.Z$1];[.$I3];&quot;:&quot;;[.Z$1];[.$J3])))" office:value-type="float" office:value="0.2">
            <text:p>0.2</text:p>
          </table:table-cell>
          <table:table-cell/>
          <table:table-cell table:formula="of:=[.Y3]/[.L3]" office:value-type="float" office:value="0">
            <text:p>0</text:p>
          </table:table-cell>
          <table:table-cell table:formula="of:=[.Z3]/[.L3]" office:value-type="float" office:value="0.003125">
            <text:p>0.003125</text:p>
          </table:table-cell>
          <table:table-cell/>
          <table:table-cell table:formula="of:=[.Y3]/[.Z3]" office:value-type="float" office:value="0">
            <text:p>0</text:p>
          </table:table-cell>
          <table:table-cell/>
          <table:table-cell table:formula="of:=[.N3]/([.S3]+[.Y3])" office:value-type="float" office:value="0.0000000144307291666667">
            <text:p>1.44307291666667E-008</text:p>
          </table:table-cell>
          <table:table-cell table:formula="of:=[.O3]/([.T3]+[.Z3])" office:value-type="float" office:value="0.0000000212777775035254">
            <text:p>2.12777775035254E-00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5103">
            <text:p>0.000005103</text:p>
          </table:table-cell>
          <table:table-cell office:value-type="float" office:value="0.000003293">
            <text:p>0.0000032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>
            <text:p>7</text:p>
          </table:table-cell>
          <table:table-cell table:formula="of:=[.J3]+[.$J$1]" office:value-type="float" office:value="11">
            <text:p>11</text:p>
          </table:table-cell>
          <table:table-cell/>
          <table:table-cell table:formula="of:=INDIRECT(CONCATENATE([.L$1];[.$I4]))" office:value-type="float" office:value="128">
            <text:p>128</text:p>
          </table:table-cell>
          <table:table-cell/>
          <table:table-cell table:formula="of:=AVERAGE(INDIRECT(CONCATENATE([.N$1];[.$I4];&quot;:&quot;;[.N$1];[.$J4])))" office:value-type="float" office:value="0.000012099">
            <text:p>0.000012099</text:p>
          </table:table-cell>
          <table:table-cell table:formula="of:=AVERAGE(INDIRECT(CONCATENATE([.O$1];[.$I4];&quot;:&quot;;[.O$1];[.$J4])))" office:value-type="float" office:value="0.0000068088">
            <text:p>6.8088E-006</text:p>
          </table:table-cell>
          <table:table-cell/>
          <table:table-cell table:formula="of:=[.N4]/[.O4]" office:value-type="float" office:value="1.77696510398308">
            <text:p>1.776965104</text:p>
          </table:table-cell>
          <table:table-cell/>
          <table:table-cell table:style-name="ce2" table:formula="of:=[.$L4] * LOG([.$L4]; 2)" office:value-type="float" office:value="896">
            <text:p>896</text:p>
          </table:table-cell>
          <table:table-cell table:style-name="ce2" table:formula="of:=[.$L4] * LOG( LOG([.$L4]; 2); 2)" office:value-type="float" office:value="359.341430023373">
            <text:p>359</text:p>
          </table:table-cell>
          <table:table-cell/>
          <table:table-cell table:formula="of:=[.N4]/[.S4]" office:value-type="float" office:value="0.0000000135033482142857">
            <text:p>1.35033482142857E-008</text:p>
          </table:table-cell>
          <table:table-cell table:formula="of:=[.O4]/[.T4]" office:value-type="float" office:value="0.0000000189479960592274">
            <text:p>1.89479960592274E-008</text:p>
          </table:table-cell>
          <table:table-cell/>
          <table:table-cell table:formula="of:=AVERAGE(INDIRECT(CONCATENATE([.Y$1];[.$I4];&quot;:&quot;;[.Y$1];[.$J4])))" office:value-type="float" office:value="0">
            <text:p>0</text:p>
          </table:table-cell>
          <table:table-cell table:formula="of:=AVERAGE(INDIRECT(CONCATENATE([.Z$1];[.$I4];&quot;:&quot;;[.Z$1];[.$J4])))" office:value-type="float" office:value="0">
            <text:p>0</text:p>
          </table:table-cell>
          <table:table-cell/>
          <table:table-cell table:formula="of:=[.Y4]/[.L4]" office:value-type="float" office:value="0">
            <text:p>0</text:p>
          </table:table-cell>
          <table:table-cell table:formula="of:=[.Z4]/[.L4]" office:value-type="float" office:value="0">
            <text:p>0</text:p>
          </table:table-cell>
          <table:table-cell/>
          <table:table-cell table:formula="of:=[.Y4]/[.Z4]" office:value-type="float" office:value="0">
            <text:p>#DIV/0!</text:p>
          </table:table-cell>
          <table:table-cell/>
          <table:table-cell table:formula="of:=[.N4]/([.S4]+[.Y4])" office:value-type="float" office:value="0.0000000135033482142857">
            <text:p>1.35033482142857E-008</text:p>
          </table:table-cell>
          <table:table-cell table:formula="of:=[.O4]/([.T4]+[.Z4])" office:value-type="float" office:value="0.0000000189479960592274">
            <text:p>1.89479960592274E-00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4811">
            <text:p>0.000004811</text:p>
          </table:table-cell>
          <table:table-cell office:value-type="float" office:value="0.000003172">
            <text:p>0.000003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>
            <text:p>12</text:p>
          </table:table-cell>
          <table:table-cell table:formula="of:=[.J4]+[.$J$1]" office:value-type="float" office:value="16">
            <text:p>16</text:p>
          </table:table-cell>
          <table:table-cell/>
          <table:table-cell table:formula="of:=INDIRECT(CONCATENATE([.L$1];[.$I5]))" office:value-type="float" office:value="256">
            <text:p>256</text:p>
          </table:table-cell>
          <table:table-cell/>
          <table:table-cell table:formula="of:=AVERAGE(INDIRECT(CONCATENATE([.N$1];[.$I5];&quot;:&quot;;[.N$1];[.$J5])))" office:value-type="float" office:value="0.0000294202">
            <text:p>2.94202E-005</text:p>
          </table:table-cell>
          <table:table-cell table:formula="of:=AVERAGE(INDIRECT(CONCATENATE([.O$1];[.$I5];&quot;:&quot;;[.O$1];[.$J5])))" office:value-type="float" office:value="0.0000230116">
            <text:p>2.30116E-005</text:p>
          </table:table-cell>
          <table:table-cell/>
          <table:table-cell table:formula="of:=[.N5]/[.O5]" office:value-type="float" office:value="1.27849432460151">
            <text:p>1.2784943246</text:p>
          </table:table-cell>
          <table:table-cell/>
          <table:table-cell table:style-name="ce2" table:formula="of:=[.$L5] * LOG([.$L5]; 2)" office:value-type="float" office:value="2048">
            <text:p>2048</text:p>
          </table:table-cell>
          <table:table-cell table:style-name="ce2" table:formula="of:=[.$L5] * LOG( LOG([.$L5]; 2); 2)" office:value-type="float" office:value="768">
            <text:p>768</text:p>
          </table:table-cell>
          <table:table-cell/>
          <table:table-cell table:formula="of:=[.N5]/[.S5]" office:value-type="float" office:value="0.00000001436533203125">
            <text:p>1.436533203125E-008</text:p>
          </table:table-cell>
          <table:table-cell table:formula="of:=[.O5]/[.T5]" office:value-type="float" office:value="0.0000000299630208333333">
            <text:p>0.00000003</text:p>
          </table:table-cell>
          <table:table-cell/>
          <table:table-cell table:formula="of:=AVERAGE(INDIRECT(CONCATENATE([.Y$1];[.$I5];&quot;:&quot;;[.Y$1];[.$J5])))" office:value-type="float" office:value="0">
            <text:p>0</text:p>
          </table:table-cell>
          <table:table-cell table:formula="of:=AVERAGE(INDIRECT(CONCATENATE([.Z$1];[.$I5];&quot;:&quot;;[.Z$1];[.$J5])))" office:value-type="float" office:value="0">
            <text:p>0</text:p>
          </table:table-cell>
          <table:table-cell/>
          <table:table-cell table:formula="of:=[.Y5]/[.L5]" office:value-type="float" office:value="0">
            <text:p>0</text:p>
          </table:table-cell>
          <table:table-cell table:formula="of:=[.Z5]/[.L5]" office:value-type="float" office:value="0">
            <text:p>0</text:p>
          </table:table-cell>
          <table:table-cell/>
          <table:table-cell table:formula="of:=[.Y5]/[.Z5]" office:value-type="float" office:value="0">
            <text:p>#DIV/0!</text:p>
          </table:table-cell>
          <table:table-cell/>
          <table:table-cell table:formula="of:=[.N5]/([.S5]+[.Y5])" office:value-type="float" office:value="0.00000001436533203125">
            <text:p>1.436533203125E-008</text:p>
          </table:table-cell>
          <table:table-cell table:formula="of:=[.O5]/([.T5]+[.Z5])" office:value-type="float" office:value="0.0000000299630208333333">
            <text:p>0.0000000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413">
            <text:p>0.00000413</text:p>
          </table:table-cell>
          <table:table-cell office:value-type="float" office:value="0.000003663">
            <text:p>0.0000036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>
            <text:p>17</text:p>
          </table:table-cell>
          <table:table-cell table:formula="of:=[.J5]+[.$J$1]" office:value-type="float" office:value="21">
            <text:p>21</text:p>
          </table:table-cell>
          <table:table-cell/>
          <table:table-cell table:formula="of:=INDIRECT(CONCATENATE([.L$1];[.$I6]))" office:value-type="float" office:value="512">
            <text:p>512</text:p>
          </table:table-cell>
          <table:table-cell/>
          <table:table-cell table:formula="of:=AVERAGE(INDIRECT(CONCATENATE([.N$1];[.$I6];&quot;:&quot;;[.N$1];[.$J6])))" office:value-type="float" office:value="0.0000244994">
            <text:p>2.44994E-005</text:p>
          </table:table-cell>
          <table:table-cell table:formula="of:=AVERAGE(INDIRECT(CONCATENATE([.O$1];[.$I6];&quot;:&quot;;[.O$1];[.$J6])))" office:value-type="float" office:value="0.0000189866">
            <text:p>1.89866E-005</text:p>
          </table:table-cell>
          <table:table-cell/>
          <table:table-cell table:formula="of:=[.N6]/[.O6]" office:value-type="float" office:value="1.29035214309039">
            <text:p>1.2903521431</text:p>
          </table:table-cell>
          <table:table-cell/>
          <table:table-cell table:style-name="ce2" table:formula="of:=[.$L6] * LOG([.$L6]; 2)" office:value-type="float" office:value="4608">
            <text:p>4608</text:p>
          </table:table-cell>
          <table:table-cell table:style-name="ce2" table:formula="of:=[.$L6] * LOG( LOG([.$L6]; 2); 2)" office:value-type="float" office:value="1623.00160073846">
            <text:p>1623</text:p>
          </table:table-cell>
          <table:table-cell/>
          <table:table-cell table:formula="of:=[.N6]/[.S6]" office:value-type="float" office:value="0.00000000531671006944444">
            <text:p>5.31671006944444E-009</text:p>
          </table:table-cell>
          <table:table-cell table:formula="of:=[.O6]/[.T6]" office:value-type="float" office:value="0.0000000116984481046483">
            <text:p>1.16984481046483E-008</text:p>
          </table:table-cell>
          <table:table-cell/>
          <table:table-cell table:formula="of:=AVERAGE(INDIRECT(CONCATENATE([.Y$1];[.$I6];&quot;:&quot;;[.Y$1];[.$J6])))" office:value-type="float" office:value="0">
            <text:p>0</text:p>
          </table:table-cell>
          <table:table-cell table:formula="of:=AVERAGE(INDIRECT(CONCATENATE([.Z$1];[.$I6];&quot;:&quot;;[.Z$1];[.$J6])))" office:value-type="float" office:value="0">
            <text:p>0</text:p>
          </table:table-cell>
          <table:table-cell/>
          <table:table-cell table:formula="of:=[.Y6]/[.L6]" office:value-type="float" office:value="0">
            <text:p>0</text:p>
          </table:table-cell>
          <table:table-cell table:formula="of:=[.Z6]/[.L6]" office:value-type="float" office:value="0">
            <text:p>0</text:p>
          </table:table-cell>
          <table:table-cell/>
          <table:table-cell table:formula="of:=[.Y6]/[.Z6]" office:value-type="float" office:value="0">
            <text:p>#DIV/0!</text:p>
          </table:table-cell>
          <table:table-cell/>
          <table:table-cell table:formula="of:=[.N6]/([.S6]+[.Y6])" office:value-type="float" office:value="0.00000000531671006944444">
            <text:p>5.31671006944444E-009</text:p>
          </table:table-cell>
          <table:table-cell table:formula="of:=[.O6]/([.T6]+[.Z6])" office:value-type="float" office:value="0.0000000116984481046483">
            <text:p>1.16984481046483E-00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5718">
            <text:p>0.000015718</text:p>
          </table:table-cell>
          <table:table-cell office:value-type="float" office:value="0.000007319">
            <text:p>0.0000073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>
            <text:p>22</text:p>
          </table:table-cell>
          <table:table-cell table:formula="of:=[.J6]+[.$J$1]" office:value-type="float" office:value="26">
            <text:p>26</text:p>
          </table:table-cell>
          <table:table-cell/>
          <table:table-cell table:formula="of:=INDIRECT(CONCATENATE([.L$1];[.$I7]))" office:value-type="float" office:value="1024">
            <text:p>1024</text:p>
          </table:table-cell>
          <table:table-cell/>
          <table:table-cell table:formula="of:=AVERAGE(INDIRECT(CONCATENATE([.N$1];[.$I7];&quot;:&quot;;[.N$1];[.$J7])))" office:value-type="float" office:value="0.0000455554">
            <text:p>4.55554E-005</text:p>
          </table:table-cell>
          <table:table-cell table:formula="of:=AVERAGE(INDIRECT(CONCATENATE([.O$1];[.$I7];&quot;:&quot;;[.O$1];[.$J7])))" office:value-type="float" office:value="0.0000332066">
            <text:p>3.32066E-005</text:p>
          </table:table-cell>
          <table:table-cell/>
          <table:table-cell table:formula="of:=[.N7]/[.O7]" office:value-type="float" office:value="1.37187787969861">
            <text:p>1.3718778797</text:p>
          </table:table-cell>
          <table:table-cell/>
          <table:table-cell table:style-name="ce2" table:formula="of:=[.$L7] * LOG([.$L7]; 2)" office:value-type="float" office:value="10240">
            <text:p>10240</text:p>
          </table:table-cell>
          <table:table-cell table:style-name="ce2" table:formula="of:=[.$L7] * LOG( LOG([.$L7]; 2); 2)" office:value-type="float" office:value="3401.65436916466">
            <text:p>3402</text:p>
          </table:table-cell>
          <table:table-cell/>
          <table:table-cell table:formula="of:=[.N7]/[.S7]" office:value-type="float" office:value="0.00000000444876953125">
            <text:p>4.44876953125E-009</text:p>
          </table:table-cell>
          <table:table-cell table:formula="of:=[.O7]/[.T7]" office:value-type="float" office:value="0.00000000976189712306207">
            <text:p>9.76189712306207E-009</text:p>
          </table:table-cell>
          <table:table-cell/>
          <table:table-cell table:formula="of:=AVERAGE(INDIRECT(CONCATENATE([.Y$1];[.$I7];&quot;:&quot;;[.Y$1];[.$J7])))" office:value-type="float" office:value="0">
            <text:p>0</text:p>
          </table:table-cell>
          <table:table-cell table:formula="of:=AVERAGE(INDIRECT(CONCATENATE([.Z$1];[.$I7];&quot;:&quot;;[.Z$1];[.$J7])))" office:value-type="float" office:value="0">
            <text:p>0</text:p>
          </table:table-cell>
          <table:table-cell/>
          <table:table-cell table:formula="of:=[.Y7]/[.L7]" office:value-type="float" office:value="0">
            <text:p>0</text:p>
          </table:table-cell>
          <table:table-cell table:formula="of:=[.Z7]/[.L7]" office:value-type="float" office:value="0">
            <text:p>0</text:p>
          </table:table-cell>
          <table:table-cell/>
          <table:table-cell table:formula="of:=[.Y7]/[.Z7]" office:value-type="float" office:value="0">
            <text:p>#DIV/0!</text:p>
          </table:table-cell>
          <table:table-cell/>
          <table:table-cell table:formula="of:=[.N7]/([.S7]+[.Y7])" office:value-type="float" office:value="0.00000000444876953125">
            <text:p>4.44876953125E-009</text:p>
          </table:table-cell>
          <table:table-cell table:formula="of:=[.O7]/([.T7]+[.Z7])" office:value-type="float" office:value="0.00000000976189712306207">
            <text:p>9.76189712306207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325">
            <text:p>0.00001325</text:p>
          </table:table-cell>
          <table:table-cell office:value-type="float" office:value="0.000006762">
            <text:p>0.0000067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>
            <text:p>27</text:p>
          </table:table-cell>
          <table:table-cell table:formula="of:=[.J7]+[.$J$1]" office:value-type="float" office:value="31">
            <text:p>31</text:p>
          </table:table-cell>
          <table:table-cell/>
          <table:table-cell table:formula="of:=INDIRECT(CONCATENATE([.L$1];[.$I8]))" office:value-type="float" office:value="2048">
            <text:p>2048</text:p>
          </table:table-cell>
          <table:table-cell/>
          <table:table-cell table:formula="of:=AVERAGE(INDIRECT(CONCATENATE([.N$1];[.$I8];&quot;:&quot;;[.N$1];[.$J8])))" office:value-type="float" office:value="0.0000974256">
            <text:p>9.74256E-005</text:p>
          </table:table-cell>
          <table:table-cell table:formula="of:=AVERAGE(INDIRECT(CONCATENATE([.O$1];[.$I8];&quot;:&quot;;[.O$1];[.$J8])))" office:value-type="float" office:value="0.000065441">
            <text:p>0.000065441</text:p>
          </table:table-cell>
          <table:table-cell/>
          <table:table-cell table:formula="of:=[.N8]/[.O8]" office:value-type="float" office:value="1.4887547561926">
            <text:p>1.4887547562</text:p>
          </table:table-cell>
          <table:table-cell/>
          <table:table-cell table:style-name="ce2" table:formula="of:=[.$L8] * LOG([.$L8]; 2)" office:value-type="float" office:value="22528">
            <text:p>22528</text:p>
          </table:table-cell>
          <table:table-cell table:style-name="ce2" table:formula="of:=[.$L8] * LOG( LOG([.$L8]; 2); 2)" office:value-type="float" office:value="7084.91595496919">
            <text:p>7085</text:p>
          </table:table-cell>
          <table:table-cell/>
          <table:table-cell table:formula="of:=[.N8]/[.S8]" office:value-type="float" office:value="0.00000000432464488636364">
            <text:p>4.32464488636364E-009</text:p>
          </table:table-cell>
          <table:table-cell table:formula="of:=[.O8]/[.T8]" office:value-type="float" office:value="0.00000000923666567337348">
            <text:p>9.23666567337348E-009</text:p>
          </table:table-cell>
          <table:table-cell/>
          <table:table-cell table:formula="of:=AVERAGE(INDIRECT(CONCATENATE([.Y$1];[.$I8];&quot;:&quot;;[.Y$1];[.$J8])))" office:value-type="float" office:value="1.8">
            <text:p>1.8</text:p>
          </table:table-cell>
          <table:table-cell table:formula="of:=AVERAGE(INDIRECT(CONCATENATE([.Z$1];[.$I8];&quot;:&quot;;[.Z$1];[.$J8])))" office:value-type="float" office:value="0.6">
            <text:p>0.6</text:p>
          </table:table-cell>
          <table:table-cell/>
          <table:table-cell table:formula="of:=[.Y8]/[.L8]" office:value-type="float" office:value="0.00087890625">
            <text:p>0.0008789063</text:p>
          </table:table-cell>
          <table:table-cell table:formula="of:=[.Z8]/[.L8]" office:value-type="float" office:value="0.00029296875">
            <text:p>0.0002929688</text:p>
          </table:table-cell>
          <table:table-cell/>
          <table:table-cell table:formula="of:=[.Y8]/[.Z8]" office:value-type="float" office:value="3">
            <text:p>3</text:p>
          </table:table-cell>
          <table:table-cell/>
          <table:table-cell table:formula="of:=[.N8]/([.S8]+[.Y8])" office:value-type="float" office:value="0.0000000043242993723868">
            <text:p>4.3242993723868E-009</text:p>
          </table:table-cell>
          <table:table-cell table:formula="of:=[.O8]/([.T8]+[.Z8])" office:value-type="float" office:value="0.00000000923588351446801">
            <text:p>9.23588351446801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146">
            <text:p>0.00001146</text:p>
          </table:table-cell>
          <table:table-cell office:value-type="float" office:value="0.000006655">
            <text:p>0.0000066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>
            <text:p>32</text:p>
          </table:table-cell>
          <table:table-cell table:formula="of:=[.J8]+[.$J$1]" office:value-type="float" office:value="36">
            <text:p>36</text:p>
          </table:table-cell>
          <table:table-cell/>
          <table:table-cell table:formula="of:=INDIRECT(CONCATENATE([.L$1];[.$I9]))" office:value-type="float" office:value="4096">
            <text:p>4096</text:p>
          </table:table-cell>
          <table:table-cell/>
          <table:table-cell table:formula="of:=AVERAGE(INDIRECT(CONCATENATE([.N$1];[.$I9];&quot;:&quot;;[.N$1];[.$J9])))" office:value-type="float" office:value="0.000185359">
            <text:p>0.000185359</text:p>
          </table:table-cell>
          <table:table-cell table:formula="of:=AVERAGE(INDIRECT(CONCATENATE([.O$1];[.$I9];&quot;:&quot;;[.O$1];[.$J9])))" office:value-type="float" office:value="0.0001389336">
            <text:p>0.0001389336</text:p>
          </table:table-cell>
          <table:table-cell/>
          <table:table-cell table:formula="of:=[.N9]/[.O9]" office:value-type="float" office:value="1.33415530872302">
            <text:p>1.3341553087</text:p>
          </table:table-cell>
          <table:table-cell/>
          <table:table-cell table:style-name="ce2" table:formula="of:=[.$L9] * LOG([.$L9]; 2)" office:value-type="float" office:value="49152">
            <text:p>49152</text:p>
          </table:table-cell>
          <table:table-cell table:style-name="ce2" table:formula="of:=[.$L9] * LOG( LOG([.$L9]; 2); 2)" office:value-type="float" office:value="14684.0064029539">
            <text:p>14684</text:p>
          </table:table-cell>
          <table:table-cell/>
          <table:table-cell table:formula="of:=[.N9]/[.S9]" office:value-type="float" office:value="0.00000000377113850911458">
            <text:p>3.77113850911458E-009</text:p>
          </table:table-cell>
          <table:table-cell table:formula="of:=[.O9]/[.T9]" office:value-type="float" office:value="0.00000000946155948093648">
            <text:p>9.46155948093648E-009</text:p>
          </table:table-cell>
          <table:table-cell/>
          <table:table-cell table:formula="of:=AVERAGE(INDIRECT(CONCATENATE([.Y$1];[.$I9];&quot;:&quot;;[.Y$1];[.$J9])))" office:value-type="float" office:value="0">
            <text:p>0</text:p>
          </table:table-cell>
          <table:table-cell table:formula="of:=AVERAGE(INDIRECT(CONCATENATE([.Z$1];[.$I9];&quot;:&quot;;[.Z$1];[.$J9])))" office:value-type="float" office:value="0">
            <text:p>0</text:p>
          </table:table-cell>
          <table:table-cell/>
          <table:table-cell table:formula="of:=[.Y9]/[.L9]" office:value-type="float" office:value="0">
            <text:p>0</text:p>
          </table:table-cell>
          <table:table-cell table:formula="of:=[.Z9]/[.L9]" office:value-type="float" office:value="0">
            <text:p>0</text:p>
          </table:table-cell>
          <table:table-cell/>
          <table:table-cell table:formula="of:=[.Y9]/[.Z9]" office:value-type="float" office:value="0">
            <text:p>#DIV/0!</text:p>
          </table:table-cell>
          <table:table-cell/>
          <table:table-cell table:formula="of:=[.N9]/([.S9]+[.Y9])" office:value-type="float" office:value="0.00000000377113850911458">
            <text:p>3.77113850911458E-009</text:p>
          </table:table-cell>
          <table:table-cell table:formula="of:=[.O9]/([.T9]+[.Z9])" office:value-type="float" office:value="0.00000000946155948093648">
            <text:p>9.46155948093648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0725">
            <text:p>0.000010725</text:p>
          </table:table-cell>
          <table:table-cell office:value-type="float" office:value="0.000006776">
            <text:p>0.0000067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>
            <text:p>37</text:p>
          </table:table-cell>
          <table:table-cell table:formula="of:=[.J9]+[.$J$1]" office:value-type="float" office:value="41">
            <text:p>41</text:p>
          </table:table-cell>
          <table:table-cell/>
          <table:table-cell table:formula="of:=INDIRECT(CONCATENATE([.L$1];[.$I10]))" office:value-type="float" office:value="8192">
            <text:p>8192</text:p>
          </table:table-cell>
          <table:table-cell/>
          <table:table-cell table:formula="of:=AVERAGE(INDIRECT(CONCATENATE([.N$1];[.$I10];&quot;:&quot;;[.N$1];[.$J10])))" office:value-type="float" office:value="0.0004331688">
            <text:p>0.0004331688</text:p>
          </table:table-cell>
          <table:table-cell table:formula="of:=AVERAGE(INDIRECT(CONCATENATE([.O$1];[.$I10];&quot;:&quot;;[.O$1];[.$J10])))" office:value-type="float" office:value="0.0002925646">
            <text:p>0.0002925646</text:p>
          </table:table-cell>
          <table:table-cell/>
          <table:table-cell table:formula="of:=[.N10]/[.O10]" office:value-type="float" office:value="1.48059197866044">
            <text:p>1.4805919787</text:p>
          </table:table-cell>
          <table:table-cell/>
          <table:table-cell table:style-name="ce2" table:formula="of:=[.$L10] * LOG([.$L10]; 2)" office:value-type="float" office:value="106496">
            <text:p>106496</text:p>
          </table:table-cell>
          <table:table-cell table:style-name="ce2" table:formula="of:=[.$L10] * LOG( LOG([.$L10]; 2); 2)" office:value-type="float" office:value="30314.0021710118">
            <text:p>30314</text:p>
          </table:table-cell>
          <table:table-cell/>
          <table:table-cell table:formula="of:=[.N10]/[.S10]" office:value-type="float" office:value="0.00000000406746544471154">
            <text:p>4.06746544471154E-009</text:p>
          </table:table-cell>
          <table:table-cell table:formula="of:=[.O10]/[.T10]" office:value-type="float" office:value="0.00000000965113739682215">
            <text:p>9.65113739682215E-009</text:p>
          </table:table-cell>
          <table:table-cell/>
          <table:table-cell table:formula="of:=AVERAGE(INDIRECT(CONCATENATE([.Y$1];[.$I10];&quot;:&quot;;[.Y$1];[.$J10])))" office:value-type="float" office:value="0">
            <text:p>0</text:p>
          </table:table-cell>
          <table:table-cell table:formula="of:=AVERAGE(INDIRECT(CONCATENATE([.Z$1];[.$I10];&quot;:&quot;;[.Z$1];[.$J10])))" office:value-type="float" office:value="0">
            <text:p>0</text:p>
          </table:table-cell>
          <table:table-cell/>
          <table:table-cell table:formula="of:=[.Y10]/[.L10]" office:value-type="float" office:value="0">
            <text:p>0</text:p>
          </table:table-cell>
          <table:table-cell table:formula="of:=[.Z10]/[.L10]" office:value-type="float" office:value="0">
            <text:p>0</text:p>
          </table:table-cell>
          <table:table-cell/>
          <table:table-cell table:formula="of:=[.Y10]/[.Z10]" office:value-type="float" office:value="0">
            <text:p>#DIV/0!</text:p>
          </table:table-cell>
          <table:table-cell/>
          <table:table-cell table:formula="of:=[.N10]/([.S10]+[.Y10])" office:value-type="float" office:value="0.00000000406746544471154">
            <text:p>4.06746544471154E-009</text:p>
          </table:table-cell>
          <table:table-cell table:formula="of:=[.O10]/([.T10]+[.Z10])" office:value-type="float" office:value="0.00000000965113739682215">
            <text:p>9.65113739682215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9342">
            <text:p>0.000009342</text:p>
          </table:table-cell>
          <table:table-cell office:value-type="float" office:value="0.000006532">
            <text:p>0.0000065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>
            <text:p>42</text:p>
          </table:table-cell>
          <table:table-cell table:formula="of:=[.J10]+[.$J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L$1];[.$I11]))" office:value-type="float" office:value="16384">
            <text:p>16384</text:p>
          </table:table-cell>
          <table:table-cell/>
          <table:table-cell table:formula="of:=AVERAGE(INDIRECT(CONCATENATE([.N$1];[.$I11];&quot;:&quot;;[.N$1];[.$J11])))" office:value-type="float" office:value="0.0008341074">
            <text:p>0.0008341074</text:p>
          </table:table-cell>
          <table:table-cell table:formula="of:=AVERAGE(INDIRECT(CONCATENATE([.O$1];[.$I11];&quot;:&quot;;[.O$1];[.$J11])))" office:value-type="float" office:value="0.0005907204">
            <text:p>0.0005907204</text:p>
          </table:table-cell>
          <table:table-cell/>
          <table:table-cell table:formula="of:=[.N11]/[.O11]" office:value-type="float" office:value="1.41201725892656">
            <text:p>1.4120172589</text:p>
          </table:table-cell>
          <table:table-cell/>
          <table:table-cell table:style-name="ce2" table:formula="of:=[.$L11] * LOG([.$L11]; 2)" office:value-type="float" office:value="229376">
            <text:p>229376</text:p>
          </table:table-cell>
          <table:table-cell table:style-name="ce2" table:formula="of:=[.$L11] * LOG( LOG([.$L11]; 2); 2)" office:value-type="float" office:value="62379.7030429918">
            <text:p>62380</text:p>
          </table:table-cell>
          <table:table-cell/>
          <table:table-cell table:formula="of:=[.N11]/[.S11]" office:value-type="float" office:value="0.00000000363641967773438">
            <text:p>3.63641967773438E-009</text:p>
          </table:table-cell>
          <table:table-cell table:formula="of:=[.O11]/[.T11]" office:value-type="float" office:value="0.00000000946975332012848">
            <text:p>9.46975332012848E-009</text:p>
          </table:table-cell>
          <table:table-cell/>
          <table:table-cell table:formula="of:=AVERAGE(INDIRECT(CONCATENATE([.Y$1];[.$I11];&quot;:&quot;;[.Y$1];[.$J11])))" office:value-type="float" office:value="0.4">
            <text:p>0.4</text:p>
          </table:table-cell>
          <table:table-cell table:formula="of:=AVERAGE(INDIRECT(CONCATENATE([.Z$1];[.$I11];&quot;:&quot;;[.Z$1];[.$J11])))" office:value-type="float" office:value="0.2">
            <text:p>0.2</text:p>
          </table:table-cell>
          <table:table-cell/>
          <table:table-cell table:formula="of:=[.Y11]/[.L11]" office:value-type="float" office:value="0.0000244140625">
            <text:p>2.44140625E-005</text:p>
          </table:table-cell>
          <table:table-cell table:formula="of:=[.Z11]/[.L11]" office:value-type="float" office:value="0.00001220703125">
            <text:p>0.000012207</text:p>
          </table:table-cell>
          <table:table-cell/>
          <table:table-cell table:formula="of:=[.Y11]/[.Z11]" office:value-type="float" office:value="2">
            <text:p>2</text:p>
          </table:table-cell>
          <table:table-cell/>
          <table:table-cell table:formula="of:=[.N11]/([.S11]+[.Y11])" office:value-type="float" office:value="0.00000000363641333633277">
            <text:p>3.63641333633277E-009</text:p>
          </table:table-cell>
          <table:table-cell table:formula="of:=[.O11]/([.T11]+[.Z11])" office:value-type="float" office:value="0.00000000946972295857658">
            <text:p>9.46972295857658E-0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31748">
            <text:p>0.000031748</text:p>
          </table:table-cell>
          <table:table-cell office:value-type="float" office:value="0.000023628">
            <text:p>0.0000236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>
            <text:p>47</text:p>
          </table:table-cell>
          <table:table-cell table:formula="of:=[.J11]+[.$J$1]" office:value-type="float" office:value="51">
            <text:p>51</text:p>
          </table:table-cell>
          <table:table-cell table:formula="of:=2^15" office:value-type="float" office:value="32768">
            <text:p>32768</text:p>
          </table:table-cell>
          <table:table-cell table:formula="of:=INDIRECT(CONCATENATE([.L$1];[.$I12]))" office:value-type="float" office:value="32768">
            <text:p>32768</text:p>
          </table:table-cell>
          <table:table-cell/>
          <table:table-cell table:formula="of:=AVERAGE(INDIRECT(CONCATENATE([.N$1];[.$I12];&quot;:&quot;;[.N$1];[.$J12])))" office:value-type="float" office:value="0.001866904">
            <text:p>0.001866904</text:p>
          </table:table-cell>
          <table:table-cell table:formula="of:=AVERAGE(INDIRECT(CONCATENATE([.O$1];[.$I12];&quot;:&quot;;[.O$1];[.$J12])))" office:value-type="float" office:value="0.001201932">
            <text:p>0.001201932</text:p>
          </table:table-cell>
          <table:table-cell/>
          <table:table-cell table:formula="of:=[.N12]/[.O12]" office:value-type="float" office:value="1.55325259665272">
            <text:p>1.5532525967</text:p>
          </table:table-cell>
          <table:table-cell/>
          <table:table-cell table:style-name="ce2" table:formula="of:=[.$L12] * LOG([.$L12]; 2)" office:value-type="float" office:value="491520">
            <text:p>491520</text:p>
          </table:table-cell>
          <table:table-cell table:style-name="ce2" table:formula="of:=[.$L12] * LOG( LOG([.$L12]; 2); 2)" office:value-type="float" office:value="128020.9910369">
            <text:p>128021</text:p>
          </table:table-cell>
          <table:table-cell/>
          <table:table-cell table:formula="of:=[.N12]/[.S12]" office:value-type="float" office:value="0.00000000379822591145833">
            <text:p>3.79822591145833E-009</text:p>
          </table:table-cell>
          <table:table-cell table:formula="of:=[.O12]/[.T12]" office:value-type="float" office:value="0.0000000093885540977695">
            <text:p>9.3885540977695E-009</text:p>
          </table:table-cell>
          <table:table-cell/>
          <table:table-cell table:formula="of:=AVERAGE(INDIRECT(CONCATENATE([.Y$1];[.$I12];&quot;:&quot;;[.Y$1];[.$J12])))" office:value-type="float" office:value="116.8">
            <text:p>116.8</text:p>
          </table:table-cell>
          <table:table-cell table:formula="of:=AVERAGE(INDIRECT(CONCATENATE([.Z$1];[.$I12];&quot;:&quot;;[.Z$1];[.$J12])))" office:value-type="float" office:value="37.4">
            <text:p>37.4</text:p>
          </table:table-cell>
          <table:table-cell/>
          <table:table-cell table:formula="of:=[.Y12]/[.L12]" office:value-type="float" office:value="0.003564453125">
            <text:p>0.0035644531</text:p>
          </table:table-cell>
          <table:table-cell table:formula="of:=[.Z12]/[.L12]" office:value-type="float" office:value="0.001141357421875">
            <text:p>0.0011413574</text:p>
          </table:table-cell>
          <table:table-cell/>
          <table:table-cell table:formula="of:=[.Y12]/[.Z12]" office:value-type="float" office:value="3.12299465240642">
            <text:p>3.1229946524</text:p>
          </table:table-cell>
          <table:table-cell/>
          <table:table-cell table:formula="of:=[.N12]/([.S12]+[.Y12])" office:value-type="float" office:value="0.0000000037973235526714">
            <text:p>3.7973235526714E-009</text:p>
          </table:table-cell>
          <table:table-cell table:formula="of:=[.O12]/([.T12]+[.Z12])" office:value-type="float" office:value="0.00000000938581213044965">
            <text:p>9.38581213044965E-0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31155">
            <text:p>0.000031155</text:p>
          </table:table-cell>
          <table:table-cell office:value-type="float" office:value="0.000022807">
            <text:p>0.0000228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>
            <text:p>52</text:p>
          </table:table-cell>
          <table:table-cell table:formula="of:=[.J12]+[.$J$1]" office:value-type="float" office:value="56">
            <text:p>56</text:p>
          </table:table-cell>
          <table:table-cell/>
          <table:table-cell table:formula="of:=INDIRECT(CONCATENATE([.L$1];[.$I13]))" office:value-type="float" office:value="65536">
            <text:p>65536</text:p>
          </table:table-cell>
          <table:table-cell/>
          <table:table-cell table:formula="of:=AVERAGE(INDIRECT(CONCATENATE([.N$1];[.$I13];&quot;:&quot;;[.N$1];[.$J13])))" office:value-type="float" office:value="0.004895144">
            <text:p>0.004895144</text:p>
          </table:table-cell>
          <table:table-cell table:formula="of:=AVERAGE(INDIRECT(CONCATENATE([.O$1];[.$I13];&quot;:&quot;;[.O$1];[.$J13])))" office:value-type="float" office:value="0.003619322">
            <text:p>0.003619322</text:p>
          </table:table-cell>
          <table:table-cell/>
          <table:table-cell table:formula="of:=[.N13]/[.O13]" office:value-type="float" office:value="1.35250303786179">
            <text:p>1.3525030379</text:p>
          </table:table-cell>
          <table:table-cell/>
          <table:table-cell table:style-name="ce2" table:formula="of:=[.$L13] * LOG([.$L13]; 2)" office:value-type="float" office:value="1048576">
            <text:p>1048576</text:p>
          </table:table-cell>
          <table:table-cell table:style-name="ce2" table:formula="of:=[.$L13] * LOG( LOG([.$L13]; 2); 2)" office:value-type="float" office:value="262144">
            <text:p>262144</text:p>
          </table:table-cell>
          <table:table-cell/>
          <table:table-cell table:formula="of:=[.N13]/[.S13]" office:value-type="float" office:value="0.00000000466837310791016">
            <text:p>4.66837310791016E-009</text:p>
          </table:table-cell>
          <table:table-cell table:formula="of:=[.O13]/[.T13]" office:value-type="float" office:value="0.0000000138066177368164">
            <text:p>1.38066177368164E-008</text:p>
          </table:table-cell>
          <table:table-cell/>
          <table:table-cell table:formula="of:=AVERAGE(INDIRECT(CONCATENATE([.Y$1];[.$I13];&quot;:&quot;;[.Y$1];[.$J13])))" office:value-type="float" office:value="6469.2">
            <text:p>6469.2</text:p>
          </table:table-cell>
          <table:table-cell table:formula="of:=AVERAGE(INDIRECT(CONCATENATE([.Z$1];[.$I13];&quot;:&quot;;[.Z$1];[.$J13])))" office:value-type="float" office:value="1897.6">
            <text:p>1897.6</text:p>
          </table:table-cell>
          <table:table-cell/>
          <table:table-cell table:formula="of:=[.Y13]/[.L13]" office:value-type="float" office:value="0.098712158203125">
            <text:p>0.0987121582</text:p>
          </table:table-cell>
          <table:table-cell table:formula="of:=[.Z13]/[.L13]" office:value-type="float" office:value="0.028955078125">
            <text:p>0.0289550781</text:p>
          </table:table-cell>
          <table:table-cell/>
          <table:table-cell table:formula="of:=[.Y13]/[.Z13]" office:value-type="float" office:value="3.40914839797639">
            <text:p>3.409148398</text:p>
          </table:table-cell>
          <table:table-cell/>
          <table:table-cell table:formula="of:=[.N13]/([.S13]+[.Y13])" office:value-type="float" office:value="0.00000000463974813590925">
            <text:p>4.63974813590925E-009</text:p>
          </table:table-cell>
          <table:table-cell table:formula="of:=[.O13]/([.T13]+[.Z13])" office:value-type="float" office:value="0.0000000137073930774545">
            <text:p>1.37073930774545E-0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28621">
            <text:p>0.000028621</text:p>
          </table:table-cell>
          <table:table-cell office:value-type="float" office:value="0.000022894">
            <text:p>0.0000228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>
            <text:p>57</text:p>
          </table:table-cell>
          <table:table-cell table:formula="of:=[.J13]+[.$J$1]" office:value-type="float" office:value="61">
            <text:p>61</text:p>
          </table:table-cell>
          <table:table-cell/>
          <table:table-cell table:formula="of:=INDIRECT(CONCATENATE([.L$1];[.$I14]))" office:value-type="float" office:value="131072">
            <text:p>131072</text:p>
          </table:table-cell>
          <table:table-cell/>
          <table:table-cell table:formula="of:=AVERAGE(INDIRECT(CONCATENATE([.N$1];[.$I14];&quot;:&quot;;[.N$1];[.$J14])))" office:value-type="float" office:value="0.01224316">
            <text:p>0.01224316</text:p>
          </table:table-cell>
          <table:table-cell table:formula="of:=AVERAGE(INDIRECT(CONCATENATE([.O$1];[.$I14];&quot;:&quot;;[.O$1];[.$J14])))" office:value-type="float" office:value="0.007427264">
            <text:p>0.007427264</text:p>
          </table:table-cell>
          <table:table-cell/>
          <table:table-cell table:formula="of:=[.N14]/[.O14]" office:value-type="float" office:value="1.64840781208262">
            <text:p>1.6484078121</text:p>
          </table:table-cell>
          <table:table-cell/>
          <table:table-cell table:style-name="ce2" table:formula="of:=[.$L14] * LOG([.$L14]; 2)" office:value-type="float" office:value="2228224">
            <text:p>2228224</text:p>
          </table:table-cell>
          <table:table-cell table:style-name="ce2" table:formula="of:=[.$L14] * LOG( LOG([.$L14]; 2); 2)" office:value-type="float" office:value="535751.929528365">
            <text:p>535752</text:p>
          </table:table-cell>
          <table:table-cell/>
          <table:table-cell table:formula="of:=[.N14]/[.S14]" office:value-type="float" office:value="0.00000000549458223230698">
            <text:p>5.49458223230698E-009</text:p>
          </table:table-cell>
          <table:table-cell table:formula="of:=[.O14]/[.T14]" office:value-type="float" office:value="0.0000000138632519840636">
            <text:p>1.38632519840636E-008</text:p>
          </table:table-cell>
          <table:table-cell/>
          <table:table-cell table:formula="of:=AVERAGE(INDIRECT(CONCATENATE([.Y$1];[.$I14];&quot;:&quot;;[.Y$1];[.$J14])))" office:value-type="float" office:value="25829.6">
            <text:p>25829.6</text:p>
          </table:table-cell>
          <table:table-cell table:formula="of:=AVERAGE(INDIRECT(CONCATENATE([.Z$1];[.$I14];&quot;:&quot;;[.Z$1];[.$J14])))" office:value-type="float" office:value="5080">
            <text:p>5080</text:p>
          </table:table-cell>
          <table:table-cell/>
          <table:table-cell table:formula="of:=[.Y14]/[.L14]" office:value-type="float" office:value="0.197064208984375">
            <text:p>0.197064209</text:p>
          </table:table-cell>
          <table:table-cell table:formula="of:=[.Z14]/[.L14]" office:value-type="float" office:value="0.03875732421875">
            <text:p>0.0387573242</text:p>
          </table:table-cell>
          <table:table-cell/>
          <table:table-cell table:formula="of:=[.Y14]/[.Z14]" office:value-type="float" office:value="5.08456692913386">
            <text:p>5.0845669291</text:p>
          </table:table-cell>
          <table:table-cell/>
          <table:table-cell table:formula="of:=[.N14]/([.S14]+[.Y14])" office:value-type="float" office:value="0.0000000054316188399424">
            <text:p>5.4316188399424E-009</text:p>
          </table:table-cell>
          <table:table-cell table:formula="of:=[.O14]/([.T14]+[.Z14])" office:value-type="float" office:value="0.0000000137330353377564">
            <text:p>1.37330353377564E-0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28506">
            <text:p>0.000028506</text:p>
          </table:table-cell>
          <table:table-cell office:value-type="float" office:value="0.00002287">
            <text:p>0.000022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>
            <text:p>62</text:p>
          </table:table-cell>
          <table:table-cell table:formula="of:=[.J14]+[.$J$1]" office:value-type="float" office:value="66">
            <text:p>66</text:p>
          </table:table-cell>
          <table:table-cell/>
          <table:table-cell table:formula="of:=INDIRECT(CONCATENATE([.L$1];[.$I15]))" office:value-type="float" office:value="262144">
            <text:p>262144</text:p>
          </table:table-cell>
          <table:table-cell/>
          <table:table-cell table:formula="of:=AVERAGE(INDIRECT(CONCATENATE([.N$1];[.$I15];&quot;:&quot;;[.N$1];[.$J15])))" office:value-type="float" office:value="0.02984396">
            <text:p>0.02984396</text:p>
          </table:table-cell>
          <table:table-cell table:formula="of:=AVERAGE(INDIRECT(CONCATENATE([.O$1];[.$I15];&quot;:&quot;;[.O$1];[.$J15])))" office:value-type="float" office:value="0.01428526">
            <text:p>0.01428526</text:p>
          </table:table-cell>
          <table:table-cell/>
          <table:table-cell table:formula="of:=[.N15]/[.O15]" office:value-type="float" office:value="2.08914363476759">
            <text:p>2.0891436348</text:p>
          </table:table-cell>
          <table:table-cell/>
          <table:table-cell table:style-name="ce2" table:formula="of:=[.$L15] * LOG([.$L15]; 2)" office:value-type="float" office:value="4718592">
            <text:p>4718592</text:p>
          </table:table-cell>
          <table:table-cell table:style-name="ce2" table:formula="of:=[.$L15] * LOG( LOG([.$L15]; 2); 2)" office:value-type="float" office:value="1093120.81957809">
            <text:p>1093121</text:p>
          </table:table-cell>
          <table:table-cell/>
          <table:table-cell table:formula="of:=[.N15]/[.S15]" office:value-type="float" office:value="0.00000000632475958930121">
            <text:p>6.32475958930121E-009</text:p>
          </table:table-cell>
          <table:table-cell table:formula="of:=[.O15]/[.T15]" office:value-type="float" office:value="0.0000000130683267065699">
            <text:p>1.30683267065699E-008</text:p>
          </table:table-cell>
          <table:table-cell/>
          <table:table-cell table:formula="of:=AVERAGE(INDIRECT(CONCATENATE([.Y$1];[.$I15];&quot;:&quot;;[.Y$1];[.$J15])))" office:value-type="float" office:value="52790.2">
            <text:p>52790.2</text:p>
          </table:table-cell>
          <table:table-cell table:formula="of:=AVERAGE(INDIRECT(CONCATENATE([.Z$1];[.$I15];&quot;:&quot;;[.Z$1];[.$J15])))" office:value-type="float" office:value="8604.2">
            <text:p>8604.2</text:p>
          </table:table-cell>
          <table:table-cell/>
          <table:table-cell table:formula="of:=[.Y15]/[.L15]" office:value-type="float" office:value="0.201378631591797">
            <text:p>0.2013786316</text:p>
          </table:table-cell>
          <table:table-cell table:formula="of:=[.Z15]/[.L15]" office:value-type="float" office:value="0.0328224182128906">
            <text:p>0.0328224182</text:p>
          </table:table-cell>
          <table:table-cell/>
          <table:table-cell table:formula="of:=[.Y15]/[.Z15]" office:value-type="float" office:value="6.13539899119035">
            <text:p>6.1353989912</text:p>
          </table:table-cell>
          <table:table-cell/>
          <table:table-cell table:formula="of:=[.N15]/([.S15]+[.Y15])" office:value-type="float" office:value="0.00000000625478294318992">
            <text:p>6.25478294318992E-009</text:p>
          </table:table-cell>
          <table:table-cell table:formula="of:=[.O15]/([.T15]+[.Z15])" office:value-type="float" office:value="0.0000000129662663061519">
            <text:p>0.00000001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27071">
            <text:p>0.000027071</text:p>
          </table:table-cell>
          <table:table-cell office:value-type="float" office:value="0.000022859">
            <text:p>0.0000228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>
            <text:p>67</text:p>
          </table:table-cell>
          <table:table-cell table:formula="of:=[.J15]+[.$J$1]" office:value-type="float" office:value="71">
            <text:p>71</text:p>
          </table:table-cell>
          <table:table-cell/>
          <table:table-cell table:formula="of:=INDIRECT(CONCATENATE([.L$1];[.$I16]))" office:value-type="float" office:value="524288">
            <text:p>524288</text:p>
          </table:table-cell>
          <table:table-cell/>
          <table:table-cell table:formula="of:=AVERAGE(INDIRECT(CONCATENATE([.N$1];[.$I16];&quot;:&quot;;[.N$1];[.$J16])))" office:value-type="float" office:value="0.0669045">
            <text:p>0.0669045</text:p>
          </table:table-cell>
          <table:table-cell table:formula="of:=AVERAGE(INDIRECT(CONCATENATE([.O$1];[.$I16];&quot;:&quot;;[.O$1];[.$J16])))" office:value-type="float" office:value="0.02885412">
            <text:p>0.02885412</text:p>
          </table:table-cell>
          <table:table-cell/>
          <table:table-cell table:formula="of:=[.N16]/[.O16]" office:value-type="float" office:value="2.31871566348237">
            <text:p>2.3187156635</text:p>
          </table:table-cell>
          <table:table-cell/>
          <table:table-cell table:style-name="ce2" table:formula="of:=[.$L16] * LOG([.$L16]; 2)" office:value-type="float" office:value="9961472">
            <text:p>9961472</text:p>
          </table:table-cell>
          <table:table-cell table:style-name="ce2" table:formula="of:=[.$L16] * LOG( LOG([.$L16]; 2); 2)" office:value-type="float" office:value="2227137.42016831">
            <text:p>2227137</text:p>
          </table:table-cell>
          <table:table-cell/>
          <table:table-cell table:formula="of:=[.N16]/[.S16]" office:value-type="float" office:value="0.00000000671632666336863">
            <text:p>6.71632666336863E-009</text:p>
          </table:table-cell>
          <table:table-cell table:formula="of:=[.O16]/[.T16]" office:value-type="float" office:value="0.0000000129556980807316">
            <text:p>0.000000013</text:p>
          </table:table-cell>
          <table:table-cell/>
          <table:table-cell table:formula="of:=AVERAGE(INDIRECT(CONCATENATE([.Y$1];[.$I16];&quot;:&quot;;[.Y$1];[.$J16])))" office:value-type="float" office:value="113234.6">
            <text:p>113234.6</text:p>
          </table:table-cell>
          <table:table-cell table:formula="of:=AVERAGE(INDIRECT(CONCATENATE([.Z$1];[.$I16];&quot;:&quot;;[.Z$1];[.$J16])))" office:value-type="float" office:value="16671.2">
            <text:p>16671.2</text:p>
          </table:table-cell>
          <table:table-cell/>
          <table:table-cell table:formula="of:=[.Y16]/[.L16]" office:value-type="float" office:value="0.21597785949707">
            <text:p>0.2159778595</text:p>
          </table:table-cell>
          <table:table-cell table:formula="of:=[.Z16]/[.L16]" office:value-type="float" office:value="0.0317977905273437">
            <text:p>0.0317977905</text:p>
          </table:table-cell>
          <table:table-cell/>
          <table:table-cell table:formula="of:=[.Y16]/[.Z16]" office:value-type="float" office:value="6.79222851384423">
            <text:p>6.7922285138</text:p>
          </table:table-cell>
          <table:table-cell/>
          <table:table-cell table:formula="of:=[.N16]/([.S16]+[.Y16])" office:value-type="float" office:value="0.00000000664083855305523">
            <text:p>6.64083855305523E-009</text:p>
          </table:table-cell>
          <table:table-cell table:formula="of:=[.O16]/([.T16]+[.Z16])" office:value-type="float" office:value="0.000000012859438964913">
            <text:p>1.2859438964913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8237">
            <text:p>0.000028237</text:p>
          </table:table-cell>
          <table:table-cell office:value-type="float" office:value="0.000024716">
            <text:p>0.0000247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>
            <text:p>72</text:p>
          </table:table-cell>
          <table:table-cell table:formula="of:=[.J16]+[.$J$1]" office:value-type="float" office:value="76">
            <text:p>76</text:p>
          </table:table-cell>
          <table:table-cell/>
          <table:table-cell table:formula="of:=INDIRECT(CONCATENATE([.L$1];[.$I17]))" office:value-type="float" office:value="1048576">
            <text:p>1048576</text:p>
          </table:table-cell>
          <table:table-cell/>
          <table:table-cell table:formula="of:=AVERAGE(INDIRECT(CONCATENATE([.N$1];[.$I17];&quot;:&quot;;[.N$1];[.$J17])))" office:value-type="float" office:value="0.1450404">
            <text:p>0.1450404</text:p>
          </table:table-cell>
          <table:table-cell table:formula="of:=AVERAGE(INDIRECT(CONCATENATE([.O$1];[.$I17];&quot;:&quot;;[.O$1];[.$J17])))" office:value-type="float" office:value="0.05658344">
            <text:p>0.05658344</text:p>
          </table:table-cell>
          <table:table-cell/>
          <table:table-cell table:formula="of:=[.N17]/[.O17]" office:value-type="float" office:value="2.56330120614795">
            <text:p>2.5633012061</text:p>
          </table:table-cell>
          <table:table-cell/>
          <table:table-cell table:style-name="ce2" table:formula="of:=[.$L17] * LOG([.$L17]; 2)" office:value-type="float" office:value="20971520">
            <text:p>20971520</text:p>
          </table:table-cell>
          <table:table-cell table:style-name="ce2" table:formula="of:=[.$L17] * LOG( LOG([.$L17]; 2); 2)" office:value-type="float" office:value="4531870.07402461">
            <text:p>4531870</text:p>
          </table:table-cell>
          <table:table-cell/>
          <table:table-cell table:formula="of:=[.N17]/[.S17]" office:value-type="float" office:value="0.00000000691606521606445">
            <text:p>6.91606521606445E-009</text:p>
          </table:table-cell>
          <table:table-cell table:formula="of:=[.O17]/[.T17]" office:value-type="float" office:value="0.0000000124856712738347">
            <text:p>1.24856712738347E-008</text:p>
          </table:table-cell>
          <table:table-cell/>
          <table:table-cell table:formula="of:=AVERAGE(INDIRECT(CONCATENATE([.Y$1];[.$I17];&quot;:&quot;;[.Y$1];[.$J17])))" office:value-type="float" office:value="230522.8">
            <text:p>230522.8</text:p>
          </table:table-cell>
          <table:table-cell table:formula="of:=AVERAGE(INDIRECT(CONCATENATE([.Z$1];[.$I17];&quot;:&quot;;[.Z$1];[.$J17])))" office:value-type="float" office:value="28944.6">
            <text:p>28944.6</text:p>
          </table:table-cell>
          <table:table-cell/>
          <table:table-cell table:formula="of:=[.Y17]/[.L17]" office:value-type="float" office:value="0.219843673706055">
            <text:p>0.2198436737</text:p>
          </table:table-cell>
          <table:table-cell table:formula="of:=[.Z17]/[.L17]" office:value-type="float" office:value="0.0276037216186523">
            <text:p>0.0276037216</text:p>
          </table:table-cell>
          <table:table-cell/>
          <table:table-cell table:formula="of:=[.Y17]/[.Z17]" office:value-type="float" office:value="7.96427658354235">
            <text:p>7.9642765835</text:p>
          </table:table-cell>
          <table:table-cell/>
          <table:table-cell table:formula="of:=[.N17]/([.S17]+[.Y17])" office:value-type="float" office:value="0.00000000684086912606365">
            <text:p>6.84086912606365E-009</text:p>
          </table:table-cell>
          <table:table-cell table:formula="of:=[.O17]/([.T17]+[.Z17])" office:value-type="float" office:value="0.0000000124064326319291">
            <text:p>1.24064326319291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3736">
            <text:p>0.000023736</text:p>
          </table:table-cell>
          <table:table-cell office:value-type="float" office:value="0.000017743">
            <text:p>0.0000177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>
            <text:p>77</text:p>
          </table:table-cell>
          <table:table-cell table:formula="of:=[.J17]+[.$J$1]" office:value-type="float" office:value="81">
            <text:p>81</text:p>
          </table:table-cell>
          <table:table-cell/>
          <table:table-cell table:formula="of:=INDIRECT(CONCATENATE([.L$1];[.$I18]))" office:value-type="float" office:value="2097152">
            <text:p>2097152</text:p>
          </table:table-cell>
          <table:table-cell/>
          <table:table-cell table:formula="of:=AVERAGE(INDIRECT(CONCATENATE([.N$1];[.$I18];&quot;:&quot;;[.N$1];[.$J18])))" office:value-type="float" office:value="0.3525624">
            <text:p>0.3525624</text:p>
          </table:table-cell>
          <table:table-cell table:formula="of:=AVERAGE(INDIRECT(CONCATENATE([.O$1];[.$I18];&quot;:&quot;;[.O$1];[.$J18])))" office:value-type="float" office:value="0.115316">
            <text:p>0.115316</text:p>
          </table:table-cell>
          <table:table-cell/>
          <table:table-cell table:formula="of:=[.N18]/[.O18]" office:value-type="float" office:value="3.05735890943147">
            <text:p>3.0573589094</text:p>
          </table:table-cell>
          <table:table-cell/>
          <table:table-cell table:style-name="ce2" table:formula="of:=[.$L18] * LOG([.$L18]; 2)" office:value-type="float" office:value="44040192">
            <text:p>44040192</text:p>
          </table:table-cell>
          <table:table-cell table:style-name="ce2" table:formula="of:=[.$L18] * LOG( LOG([.$L18]; 2); 2)" office:value-type="float" office:value="9211357.26781532">
            <text:p>9211357</text:p>
          </table:table-cell>
          <table:table-cell/>
          <table:table-cell table:formula="of:=[.N18]/[.S18]" office:value-type="float" office:value="0.0000000080054691859654">
            <text:p>0.000000008</text:p>
          </table:table-cell>
          <table:table-cell table:formula="of:=[.O18]/[.T18]" office:value-type="float" office:value="0.0000000125188934320153">
            <text:p>1.25188934320153E-008</text:p>
          </table:table-cell>
          <table:table-cell/>
          <table:table-cell table:formula="of:=AVERAGE(INDIRECT(CONCATENATE([.Y$1];[.$I18];&quot;:&quot;;[.Y$1];[.$J18])))" office:value-type="float" office:value="472754.8">
            <text:p>472754.8</text:p>
          </table:table-cell>
          <table:table-cell table:formula="of:=AVERAGE(INDIRECT(CONCATENATE([.Z$1];[.$I18];&quot;:&quot;;[.Z$1];[.$J18])))" office:value-type="float" office:value="64299.2">
            <text:p>64299.2</text:p>
          </table:table-cell>
          <table:table-cell/>
          <table:table-cell table:formula="of:=[.Y18]/[.L18]" office:value-type="float" office:value="0.225427055358887">
            <text:p>0.2254270554</text:p>
          </table:table-cell>
          <table:table-cell table:formula="of:=[.Z18]/[.L18]" office:value-type="float" office:value="0.0306602478027344">
            <text:p>0.0306602478</text:p>
          </table:table-cell>
          <table:table-cell/>
          <table:table-cell table:formula="of:=[.Y18]/[.Z18]" office:value-type="float" office:value="7.35242118097892">
            <text:p>7.352421181</text:p>
          </table:table-cell>
          <table:table-cell/>
          <table:table-cell table:formula="of:=[.N18]/([.S18]+[.Y18])" office:value-type="float" office:value="0.00000000792044619252213">
            <text:p>7.92044619252213E-009</text:p>
          </table:table-cell>
          <table:table-cell table:formula="of:=[.O18]/([.T18]+[.Z18])" office:value-type="float" office:value="0.0000000124321119912239">
            <text:p>1.24321119912239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3554">
            <text:p>0.000023554</text:p>
          </table:table-cell>
          <table:table-cell office:value-type="float" office:value="0.000017533">
            <text:p>0.0000175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>
            <text:p>82</text:p>
          </table:table-cell>
          <table:table-cell table:formula="of:=[.J18]+[.$J$1]" office:value-type="float" office:value="86">
            <text:p>86</text:p>
          </table:table-cell>
          <table:table-cell/>
          <table:table-cell table:formula="of:=INDIRECT(CONCATENATE([.L$1];[.$I19]))" office:value-type="float" office:value="4194304">
            <text:p>4194304</text:p>
          </table:table-cell>
          <table:table-cell/>
          <table:table-cell table:formula="of:=AVERAGE(INDIRECT(CONCATENATE([.N$1];[.$I19];&quot;:&quot;;[.N$1];[.$J19])))" office:value-type="float" office:value="0.739549">
            <text:p>0.739549</text:p>
          </table:table-cell>
          <table:table-cell table:formula="of:=AVERAGE(INDIRECT(CONCATENATE([.O$1];[.$I19];&quot;:&quot;;[.O$1];[.$J19])))" office:value-type="float" office:value="0.2319174">
            <text:p>0.2319174</text:p>
          </table:table-cell>
          <table:table-cell/>
          <table:table-cell table:formula="of:=[.N19]/[.O19]" office:value-type="float" office:value="3.18884654622723">
            <text:p>3.1888465462</text:p>
          </table:table-cell>
          <table:table-cell/>
          <table:table-cell table:style-name="ce2" table:formula="of:=[.$L19] * LOG([.$L19]; 2)" office:value-type="float" office:value="92274688">
            <text:p>92274688</text:p>
          </table:table-cell>
          <table:table-cell table:style-name="ce2" table:formula="of:=[.$L19] * LOG( LOG([.$L19]; 2); 2)" office:value-type="float" office:value="18704211.8757769">
            <text:p>18704212</text:p>
          </table:table-cell>
          <table:table-cell/>
          <table:table-cell table:formula="of:=[.N19]/[.S19]" office:value-type="float" office:value="0.0000000080146464434537">
            <text:p>0.000000008</text:p>
          </table:table-cell>
          <table:table-cell table:formula="of:=[.O19]/[.T19]" office:value-type="float" office:value="0.0000000123992072769635">
            <text:p>1.23992072769635E-008</text:p>
          </table:table-cell>
          <table:table-cell/>
          <table:table-cell table:formula="of:=AVERAGE(INDIRECT(CONCATENATE([.Y$1];[.$I19];&quot;:&quot;;[.Y$1];[.$J19])))" office:value-type="float" office:value="922950.8">
            <text:p>922950.8</text:p>
          </table:table-cell>
          <table:table-cell table:formula="of:=AVERAGE(INDIRECT(CONCATENATE([.Z$1];[.$I19];&quot;:&quot;;[.Z$1];[.$J19])))" office:value-type="float" office:value="160676.6">
            <text:p>160676.6</text:p>
          </table:table-cell>
          <table:table-cell/>
          <table:table-cell table:formula="of:=[.Y19]/[.L19]" office:value-type="float" office:value="0.22004861831665">
            <text:p>0.2200486183</text:p>
          </table:table-cell>
          <table:table-cell table:formula="of:=[.Z19]/[.L19]" office:value-type="float" office:value="0.0383082866668701">
            <text:p>0.0383082867</text:p>
          </table:table-cell>
          <table:table-cell/>
          <table:table-cell table:formula="of:=[.Y19]/[.Z19]" office:value-type="float" office:value="5.74415191757854">
            <text:p>5.7441519176</text:p>
          </table:table-cell>
          <table:table-cell/>
          <table:table-cell table:formula="of:=[.N19]/([.S19]+[.Y19])" office:value-type="float" office:value="0.00000000793527614564415">
            <text:p>7.93527614564415E-009</text:p>
          </table:table-cell>
          <table:table-cell table:formula="of:=[.O19]/([.T19]+[.Z19])" office:value-type="float" office:value="0.000000012293600372872">
            <text:p>1.2293600372872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4049">
            <text:p>0.000024049</text:p>
          </table:table-cell>
          <table:table-cell office:value-type="float" office:value="0.000017298">
            <text:p>0.0000172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>
            <text:p>87</text:p>
          </table:table-cell>
          <table:table-cell table:formula="of:=[.J19]+[.$J$1]" office:value-type="float" office:value="91">
            <text:p>91</text:p>
          </table:table-cell>
          <table:table-cell/>
          <table:table-cell table:formula="of:=INDIRECT(CONCATENATE([.L$1];[.$I20]))" office:value-type="float" office:value="8388608">
            <text:p>8388608</text:p>
          </table:table-cell>
          <table:table-cell/>
          <table:table-cell table:formula="of:=AVERAGE(INDIRECT(CONCATENATE([.N$1];[.$I20];&quot;:&quot;;[.N$1];[.$J20])))" office:value-type="float" office:value="1.90415">
            <text:p>1.90415</text:p>
          </table:table-cell>
          <table:table-cell table:formula="of:=AVERAGE(INDIRECT(CONCATENATE([.O$1];[.$I20];&quot;:&quot;;[.O$1];[.$J20])))" office:value-type="float" office:value="0.4558134">
            <text:p>0.4558134</text:p>
          </table:table-cell>
          <table:table-cell/>
          <table:table-cell table:formula="of:=[.N20]/[.O20]" office:value-type="float" office:value="4.17747701142617">
            <text:p>4.1774770114</text:p>
          </table:table-cell>
          <table:table-cell/>
          <table:table-cell table:style-name="ce2" table:formula="of:=[.$L20] * LOG([.$L20]; 2)" office:value-type="float" office:value="192937984">
            <text:p>192937984</text:p>
          </table:table-cell>
          <table:table-cell table:style-name="ce2" table:formula="of:=[.$L20] * LOG( LOG([.$L20]; 2); 2)" office:value-type="float" office:value="37946388.0130755">
            <text:p>37946388</text:p>
          </table:table-cell>
          <table:table-cell/>
          <table:table-cell table:formula="of:=[.N20]/[.S20]" office:value-type="float" office:value="0.0000000098692334216574">
            <text:p>9.8692334216574E-009</text:p>
          </table:table-cell>
          <table:table-cell table:formula="of:=[.O20]/[.T20]" office:value-type="float" office:value="0.0000000120120365564948">
            <text:p>0.000000012</text:p>
          </table:table-cell>
          <table:table-cell/>
          <table:table-cell table:formula="of:=AVERAGE(INDIRECT(CONCATENATE([.Y$1];[.$I20];&quot;:&quot;;[.Y$1];[.$J20])))" office:value-type="float" office:value="1850392">
            <text:p>1850392</text:p>
          </table:table-cell>
          <table:table-cell table:formula="of:=AVERAGE(INDIRECT(CONCATENATE([.Z$1];[.$I20];&quot;:&quot;;[.Z$1];[.$J20])))" office:value-type="float" office:value="314419.4">
            <text:p>314419.4</text:p>
          </table:table-cell>
          <table:table-cell/>
          <table:table-cell table:formula="of:=[.Y20]/[.L20]" office:value-type="float" office:value="0.220583915710449">
            <text:p>0.2205839157</text:p>
          </table:table-cell>
          <table:table-cell table:formula="of:=[.Z20]/[.L20]" office:value-type="float" office:value="0.0374817132949829">
            <text:p>0.0374817133</text:p>
          </table:table-cell>
          <table:table-cell/>
          <table:table-cell table:formula="of:=[.Y20]/[.Z20]" office:value-type="float" office:value="5.8851075983225">
            <text:p>5.8851075983</text:p>
          </table:table-cell>
          <table:table-cell/>
          <table:table-cell table:formula="of:=[.N20]/([.S20]+[.Y20])" office:value-type="float" office:value="0.00000000977548064777746">
            <text:p>9.77548064777746E-009</text:p>
          </table:table-cell>
          <table:table-cell table:formula="of:=[.O20]/([.T20]+[.Z20])" office:value-type="float" office:value="0.0000000119133241251001">
            <text:p>1.19133241251001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2921">
            <text:p>0.000022921</text:p>
          </table:table-cell>
          <table:table-cell office:value-type="float" office:value="0.000017643">
            <text:p>0.0000176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>
            <text:p>92</text:p>
          </table:table-cell>
          <table:table-cell table:formula="of:=[.J20]+[.$J$1]" office:value-type="float" office:value="96">
            <text:p>96</text:p>
          </table:table-cell>
          <table:table-cell/>
          <table:table-cell table:formula="of:=INDIRECT(CONCATENATE([.L$1];[.$I21]))" office:value-type="float" office:value="16777216">
            <text:p>16777216</text:p>
          </table:table-cell>
          <table:table-cell/>
          <table:table-cell table:formula="of:=AVERAGE(INDIRECT(CONCATENATE([.N$1];[.$I21];&quot;:&quot;;[.N$1];[.$J21])))" office:value-type="float" office:value="4.174446">
            <text:p>4.174446</text:p>
          </table:table-cell>
          <table:table-cell table:formula="of:=AVERAGE(INDIRECT(CONCATENATE([.O$1];[.$I21];&quot;:&quot;;[.O$1];[.$J21])))" office:value-type="float" office:value="0.9337458">
            <text:p>0.9337458</text:p>
          </table:table-cell>
          <table:table-cell/>
          <table:table-cell table:formula="of:=[.N21]/[.O21]" office:value-type="float" office:value="4.47064500852373">
            <text:p>4.4706450085</text:p>
          </table:table-cell>
          <table:table-cell/>
          <table:table-cell table:style-name="ce2" table:formula="of:=[.$L21] * LOG([.$L21]; 2)" office:value-type="float" office:value="402653184">
            <text:p>402653184</text:p>
          </table:table-cell>
          <table:table-cell table:style-name="ce2" table:formula="of:=[.$L21] * LOG( LOG([.$L21]; 2); 2)" office:value-type="float" office:value="76922906.226499">
            <text:p>76922906</text:p>
          </table:table-cell>
          <table:table-cell/>
          <table:table-cell table:formula="of:=[.N21]/[.S21]" office:value-type="float" office:value="0.0000000103673487901688">
            <text:p>1.03673487901688E-008</text:p>
          </table:table-cell>
          <table:table-cell table:formula="of:=[.O21]/[.T21]" office:value-type="float" office:value="0.0000000121387223364987">
            <text:p>1.21387223364987E-008</text:p>
          </table:table-cell>
          <table:table-cell/>
          <table:table-cell table:formula="of:=AVERAGE(INDIRECT(CONCATENATE([.Y$1];[.$I21];&quot;:&quot;;[.Y$1];[.$J21])))" office:value-type="float" office:value="3613944">
            <text:p>3613944</text:p>
          </table:table-cell>
          <table:table-cell table:formula="of:=AVERAGE(INDIRECT(CONCATENATE([.Z$1];[.$I21];&quot;:&quot;;[.Z$1];[.$J21])))" office:value-type="float" office:value="254039">
            <text:p>254039</text:p>
          </table:table-cell>
          <table:table-cell/>
          <table:table-cell table:formula="of:=[.Y21]/[.L21]" office:value-type="float" office:value="0.215407848358154">
            <text:p>0.2154078484</text:p>
          </table:table-cell>
          <table:table-cell table:formula="of:=[.Z21]/[.L21]" office:value-type="float" office:value="0.0151419043540955">
            <text:p>0.0151419044</text:p>
          </table:table-cell>
          <table:table-cell/>
          <table:table-cell table:formula="of:=[.Y21]/[.Z21]" office:value-type="float" office:value="14.2259416861191">
            <text:p>14.2259416861</text:p>
          </table:table-cell>
          <table:table-cell/>
          <table:table-cell table:formula="of:=[.N21]/([.S21]+[.Y21])" office:value-type="float" office:value="0.0000000102751261726496">
            <text:p>1.02751261726496E-008</text:p>
          </table:table-cell>
          <table:table-cell table:formula="of:=[.O21]/([.T21]+[.Z21])" office:value-type="float" office:value="0.0000000120987659884651">
            <text:p>1.20987659884651E-00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6521">
            <text:p>0.000046521</text:p>
          </table:table-cell>
          <table:table-cell office:value-type="float" office:value="0.000034541">
            <text:p>0.0000345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>
            <text:p>97</text:p>
          </table:table-cell>
          <table:table-cell table:formula="of:=[.J21]+[.$J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L$1];[.$I22]))" office:value-type="float" office:value="33554432">
            <text:p>33554432</text:p>
          </table:table-cell>
          <table:table-cell/>
          <table:table-cell table:formula="of:=AVERAGE(INDIRECT(CONCATENATE([.N$1];[.$I22];&quot;:&quot;;[.N$1];[.$J22])))" office:value-type="float" office:value="9.197378">
            <text:p>9.197378</text:p>
          </table:table-cell>
          <table:table-cell table:formula="of:=AVERAGE(INDIRECT(CONCATENATE([.O$1];[.$I22];&quot;:&quot;;[.O$1];[.$J22])))" office:value-type="float" office:value="1.872794">
            <text:p>1.872794</text:p>
          </table:table-cell>
          <table:table-cell/>
          <table:table-cell table:formula="of:=[.N22]/[.O22]" office:value-type="float" office:value="4.91104627631229">
            <text:p>4.9110462763</text:p>
          </table:table-cell>
          <table:table-cell/>
          <table:table-cell table:style-name="ce2" table:formula="of:=[.$L22] * LOG([.$L22]; 2)" office:value-type="float" office:value="838860800">
            <text:p>838860800</text:p>
          </table:table-cell>
          <table:table-cell table:style-name="ce2" table:formula="of:=[.$L22] * LOG( LOG([.$L22]; 2); 2)" office:value-type="float" office:value="155821956.737575">
            <text:p>155821957</text:p>
          </table:table-cell>
          <table:table-cell/>
          <table:table-cell table:formula="of:=[.N22]/[.S22]" office:value-type="float" office:value="0.0000000109641289710999">
            <text:p>0.000000011</text:p>
          </table:table-cell>
          <table:table-cell table:formula="of:=[.O22]/[.T22]" office:value-type="float" office:value="0.0000000120188068434671">
            <text:p>0.000000012</text:p>
          </table:table-cell>
          <table:table-cell/>
          <table:table-cell table:formula="of:=AVERAGE(INDIRECT(CONCATENATE([.Y$1];[.$I22];&quot;:&quot;;[.Y$1];[.$J22])))" office:value-type="float" office:value="6515722">
            <text:p>6515722</text:p>
          </table:table-cell>
          <table:table-cell table:formula="of:=AVERAGE(INDIRECT(CONCATENATE([.Z$1];[.$I22];&quot;:&quot;;[.Z$1];[.$J22])))" office:value-type="float" office:value="509389.4">
            <text:p>509389.4</text:p>
          </table:table-cell>
          <table:table-cell/>
          <table:table-cell table:formula="of:=[.Y22]/[.L22]" office:value-type="float" office:value="0.194183647632599">
            <text:p>0.1941836476</text:p>
          </table:table-cell>
          <table:table-cell table:formula="of:=[.Z22]/[.L22]" office:value-type="float" office:value="0.0151809871196747">
            <text:p>0.0151809871</text:p>
          </table:table-cell>
          <table:table-cell/>
          <table:table-cell table:formula="of:=[.Y22]/[.Z22]" office:value-type="float" office:value="12.7912398648264">
            <text:p>12.7912398648</text:p>
          </table:table-cell>
          <table:table-cell/>
          <table:table-cell table:formula="of:=[.N22]/([.S22]+[.Y22])" office:value-type="float" office:value="0.0000000108796231745835">
            <text:p>1.08796231745835E-008</text:p>
          </table:table-cell>
          <table:table-cell table:formula="of:=[.O22]/([.T22]+[.Z22])" office:value-type="float" office:value="0.0000000119796448138552">
            <text:p>0.00000001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8073">
            <text:p>0.000048073</text:p>
          </table:table-cell>
          <table:table-cell office:value-type="float" office:value="0.000034407">
            <text:p>0.0000344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447">
            <text:p>0.00004447</text:p>
          </table:table-cell>
          <table:table-cell office:value-type="float" office:value="0.000032539">
            <text:p>0.0000325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4601">
            <text:p>0.000044601</text:p>
          </table:table-cell>
          <table:table-cell office:value-type="float" office:value="0.000032291">
            <text:p>0.0000322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4112">
            <text:p>0.000044112</text:p>
          </table:table-cell>
          <table:table-cell office:value-type="float" office:value="0.000032255">
            <text:p>0.0000322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89289">
            <text:p>0.000089289</text:p>
          </table:table-cell>
          <table:table-cell office:value-type="float" office:value="0.000064004">
            <text:p>0.0000640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89535">
            <text:p>0.000089535</text:p>
          </table:table-cell>
          <table:table-cell office:value-type="float" office:value="0.000064027">
            <text:p>0.0000640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11901">
            <text:p>0.000111901</text:p>
          </table:table-cell>
          <table:table-cell office:value-type="float" office:value="0.000066029">
            <text:p>0.0000660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07685">
            <text:p>0.000107685</text:p>
          </table:table-cell>
          <table:table-cell office:value-type="float" office:value="0.000069131">
            <text:p>0.0000691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88718">
            <text:p>0.000088718</text:p>
          </table:table-cell>
          <table:table-cell office:value-type="float" office:value="0.000064014">
            <text:p>0.0000640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5789">
            <text:p>0.000185789</text:p>
          </table:table-cell>
          <table:table-cell office:value-type="float" office:value="0.000137105">
            <text:p>0.000137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1576">
            <text:p>0.000181576</text:p>
          </table:table-cell>
          <table:table-cell office:value-type="float" office:value="0.000137206">
            <text:p>0.0001372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95666">
            <text:p>0.000195666</text:p>
          </table:table-cell>
          <table:table-cell office:value-type="float" office:value="0.000146246">
            <text:p>0.0001462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1652">
            <text:p>0.000181652</text:p>
          </table:table-cell>
          <table:table-cell office:value-type="float" office:value="0.000136999">
            <text:p>0.000136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2112">
            <text:p>0.000182112</text:p>
          </table:table-cell>
          <table:table-cell office:value-type="float" office:value="0.000137112">
            <text:p>0.0001371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412012">
            <text:p>0.000412012</text:p>
          </table:table-cell>
          <table:table-cell office:value-type="float" office:value="0.000286606">
            <text:p>0.0002866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563987">
            <text:p>0.000563987</text:p>
          </table:table-cell>
          <table:table-cell office:value-type="float" office:value="0.000359454">
            <text:p>0.0003594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435998">
            <text:p>0.000435998</text:p>
          </table:table-cell>
          <table:table-cell office:value-type="float" office:value="0.000272239">
            <text:p>0.0002722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377192">
            <text:p>0.000377192</text:p>
          </table:table-cell>
          <table:table-cell office:value-type="float" office:value="0.00027232">
            <text:p>0.000272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376655">
            <text:p>0.000376655</text:p>
          </table:table-cell>
          <table:table-cell office:value-type="float" office:value="0.000272204">
            <text:p>0.0002722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76659">
            <text:p>0.000876659</text:p>
          </table:table-cell>
          <table:table-cell office:value-type="float" office:value="0.000576663">
            <text:p>0.0005766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27952">
            <text:p>0.000827952</text:p>
          </table:table-cell>
          <table:table-cell office:value-type="float" office:value="0.000576373">
            <text:p>0.0005763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03352">
            <text:p>0.000803352</text:p>
          </table:table-cell>
          <table:table-cell office:value-type="float" office:value="0.000585355">
            <text:p>0.0005853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794431">
            <text:p>0.000794431</text:p>
          </table:table-cell>
          <table:table-cell office:value-type="float" office:value="0.000576461">
            <text:p>0.0005764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68143">
            <text:p>0.000868143</text:p>
          </table:table-cell>
          <table:table-cell office:value-type="float" office:value="0.00063875">
            <text:p>0.00063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92184">
            <text:p>0.00192184</text:p>
          </table:table-cell>
          <table:table-cell office:value-type="float" office:value="0.0011581">
            <text:p>0.0011581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61973">
            <text:p>0.00161973</text:p>
          </table:table-cell>
          <table:table-cell office:value-type="float" office:value="0.001163">
            <text:p>0.001163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97224">
            <text:p>0.00197224</text:p>
          </table:table-cell>
          <table:table-cell office:value-type="float" office:value="0.00137081">
            <text:p>0.00137081</text:p>
          </table:table-cell>
          <table:table-cell office:value-type="float" office:value="236">
            <text:p>236</text:p>
          </table:table-cell>
          <table:table-cell office:value-type="float" office:value="92">
            <text:p>92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71062">
            <text:p>0.00171062</text:p>
          </table:table-cell>
          <table:table-cell office:value-type="float" office:value="0.00115783">
            <text:p>0.00115783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211009">
            <text:p>0.00211009</text:p>
          </table:table-cell>
          <table:table-cell office:value-type="float" office:value="0.00115992">
            <text:p>0.00115992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553049">
            <text:p>0.00553049</text:p>
          </table:table-cell>
          <table:table-cell office:value-type="float" office:value="0.00352031">
            <text:p>0.00352031</text:p>
          </table:table-cell>
          <table:table-cell office:value-type="float" office:value="5762">
            <text:p>5762</text:p>
          </table:table-cell>
          <table:table-cell office:value-type="float" office:value="1403">
            <text:p>140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60298">
            <text:p>0.00460298</text:p>
          </table:table-cell>
          <table:table-cell office:value-type="float" office:value="0.00389336">
            <text:p>0.00389336</text:p>
          </table:table-cell>
          <table:table-cell office:value-type="float" office:value="5097">
            <text:p>5097</text:p>
          </table:table-cell>
          <table:table-cell office:value-type="float" office:value="3132">
            <text:p>3132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86199">
            <text:p>0.00486199</text:p>
          </table:table-cell>
          <table:table-cell office:value-type="float" office:value="0.00353899">
            <text:p>0.00353899</text:p>
          </table:table-cell>
          <table:table-cell office:value-type="float" office:value="10689">
            <text:p>10689</text:p>
          </table:table-cell>
          <table:table-cell office:value-type="float" office:value="1893">
            <text:p>189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77392">
            <text:p>0.00477392</text:p>
          </table:table-cell>
          <table:table-cell office:value-type="float" office:value="0.00361896">
            <text:p>0.00361896</text:p>
          </table:table-cell>
          <table:table-cell office:value-type="float" office:value="5584">
            <text:p>5584</text:p>
          </table:table-cell>
          <table:table-cell office:value-type="float" office:value="1604">
            <text:p>160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70634">
            <text:p>0.00470634</text:p>
          </table:table-cell>
          <table:table-cell office:value-type="float" office:value="0.00352499">
            <text:p>0.00352499</text:p>
          </table:table-cell>
          <table:table-cell office:value-type="float" office:value="5214">
            <text:p>5214</text:p>
          </table:table-cell>
          <table:table-cell office:value-type="float" office:value="1456">
            <text:p>1456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1213">
            <text:p>0.0121213</text:p>
          </table:table-cell>
          <table:table-cell office:value-type="float" office:value="0.00729847">
            <text:p>0.00729847</text:p>
          </table:table-cell>
          <table:table-cell office:value-type="float" office:value="26624">
            <text:p>26624</text:p>
          </table:table-cell>
          <table:table-cell office:value-type="float" office:value="3983">
            <text:p>398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3828">
            <text:p>0.0113828</text:p>
          </table:table-cell>
          <table:table-cell office:value-type="float" office:value="0.0070581">
            <text:p>0.0070581</text:p>
          </table:table-cell>
          <table:table-cell office:value-type="float" office:value="23733">
            <text:p>23733</text:p>
          </table:table-cell>
          <table:table-cell office:value-type="float" office:value="3614">
            <text:p>361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9315">
            <text:p>0.0129315</text:p>
          </table:table-cell>
          <table:table-cell office:value-type="float" office:value="0.00789286">
            <text:p>0.00789286</text:p>
          </table:table-cell>
          <table:table-cell office:value-type="float" office:value="27720">
            <text:p>27720</text:p>
          </table:table-cell>
          <table:table-cell office:value-type="float" office:value="6384">
            <text:p>638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124">
            <text:p>0.012124</text:p>
          </table:table-cell>
          <table:table-cell office:value-type="float" office:value="0.00706019">
            <text:p>0.00706019</text:p>
          </table:table-cell>
          <table:table-cell office:value-type="float" office:value="25172">
            <text:p>25172</text:p>
          </table:table-cell>
          <table:table-cell office:value-type="float" office:value="4082">
            <text:p>4082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6562">
            <text:p>0.0126562</text:p>
          </table:table-cell>
          <table:table-cell office:value-type="float" office:value="0.0078267">
            <text:p>0.0078267</text:p>
          </table:table-cell>
          <table:table-cell office:value-type="float" office:value="25899">
            <text:p>25899</text:p>
          </table:table-cell>
          <table:table-cell office:value-type="float" office:value="7337">
            <text:p>7337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18434">
            <text:p>0.0318434</text:p>
          </table:table-cell>
          <table:table-cell office:value-type="float" office:value="0.0143841">
            <text:p>0.0143841</text:p>
          </table:table-cell>
          <table:table-cell office:value-type="float" office:value="57762">
            <text:p>57762</text:p>
          </table:table-cell>
          <table:table-cell office:value-type="float" office:value="9477">
            <text:p>9477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7826">
            <text:p>0.027826</text:p>
          </table:table-cell>
          <table:table-cell office:value-type="float" office:value="0.0143838">
            <text:p>0.0143838</text:p>
          </table:table-cell>
          <table:table-cell office:value-type="float" office:value="49681">
            <text:p>49681</text:p>
          </table:table-cell>
          <table:table-cell office:value-type="float" office:value="8615">
            <text:p>8615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92381">
            <text:p>0.0292381</text:p>
          </table:table-cell>
          <table:table-cell office:value-type="float" office:value="0.0143274">
            <text:p>0.0143274</text:p>
          </table:table-cell>
          <table:table-cell office:value-type="float" office:value="51053">
            <text:p>51053</text:p>
          </table:table-cell>
          <table:table-cell office:value-type="float" office:value="7993">
            <text:p>799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97759">
            <text:p>0.0297759</text:p>
          </table:table-cell>
          <table:table-cell office:value-type="float" office:value="0.0141545">
            <text:p>0.0141545</text:p>
          </table:table-cell>
          <table:table-cell office:value-type="float" office:value="51446">
            <text:p>51446</text:p>
          </table:table-cell>
          <table:table-cell office:value-type="float" office:value="8451">
            <text:p>845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05364">
            <text:p>0.0305364</text:p>
          </table:table-cell>
          <table:table-cell office:value-type="float" office:value="0.0141765">
            <text:p>0.0141765</text:p>
          </table:table-cell>
          <table:table-cell office:value-type="float" office:value="54009">
            <text:p>54009</text:p>
          </table:table-cell>
          <table:table-cell office:value-type="float" office:value="8485">
            <text:p>8485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38593">
            <text:p>0.0638593</text:p>
          </table:table-cell>
          <table:table-cell office:value-type="float" office:value="0.0282609">
            <text:p>0.0282609</text:p>
          </table:table-cell>
          <table:table-cell office:value-type="float" office:value="118168">
            <text:p>118168</text:p>
          </table:table-cell>
          <table:table-cell office:value-type="float" office:value="15991">
            <text:p>1599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46963">
            <text:p>0.0646963</text:p>
          </table:table-cell>
          <table:table-cell office:value-type="float" office:value="0.0287602">
            <text:p>0.0287602</text:p>
          </table:table-cell>
          <table:table-cell office:value-type="float" office:value="113269">
            <text:p>113269</text:p>
          </table:table-cell>
          <table:table-cell office:value-type="float" office:value="16230">
            <text:p>1623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97575">
            <text:p>0.0697575</text:p>
          </table:table-cell>
          <table:table-cell office:value-type="float" office:value="0.0294014">
            <text:p>0.0294014</text:p>
          </table:table-cell>
          <table:table-cell office:value-type="float" office:value="110067">
            <text:p>110067</text:p>
          </table:table-cell>
          <table:table-cell office:value-type="float" office:value="18170">
            <text:p>1817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88285">
            <text:p>0.0688285</text:p>
          </table:table-cell>
          <table:table-cell office:value-type="float" office:value="0.0293627">
            <text:p>0.0293627</text:p>
          </table:table-cell>
          <table:table-cell office:value-type="float" office:value="113500">
            <text:p>113500</text:p>
          </table:table-cell>
          <table:table-cell office:value-type="float" office:value="16338">
            <text:p>16338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73809">
            <text:p>0.0673809</text:p>
          </table:table-cell>
          <table:table-cell office:value-type="float" office:value="0.0284854">
            <text:p>0.0284854</text:p>
          </table:table-cell>
          <table:table-cell office:value-type="float" office:value="111169">
            <text:p>111169</text:p>
          </table:table-cell>
          <table:table-cell office:value-type="float" office:value="16627">
            <text:p>16627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49504">
            <text:p>0.149504</text:p>
          </table:table-cell>
          <table:table-cell office:value-type="float" office:value="0.0571145">
            <text:p>0.0571145</text:p>
          </table:table-cell>
          <table:table-cell office:value-type="float" office:value="228526">
            <text:p>228526</text:p>
          </table:table-cell>
          <table:table-cell office:value-type="float" office:value="32571">
            <text:p>3257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4368">
            <text:p>0.134368</text:p>
          </table:table-cell>
          <table:table-cell office:value-type="float" office:value="0.056611">
            <text:p>0.056611</text:p>
          </table:table-cell>
          <table:table-cell office:value-type="float" office:value="247073">
            <text:p>247073</text:p>
          </table:table-cell>
          <table:table-cell office:value-type="float" office:value="27664">
            <text:p>2766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53312">
            <text:p>0.153312</text:p>
          </table:table-cell>
          <table:table-cell office:value-type="float" office:value="0.0568266">
            <text:p>0.0568266</text:p>
          </table:table-cell>
          <table:table-cell office:value-type="float" office:value="235542">
            <text:p>235542</text:p>
          </table:table-cell>
          <table:table-cell office:value-type="float" office:value="28139">
            <text:p>28139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47447">
            <text:p>0.147447</text:p>
          </table:table-cell>
          <table:table-cell office:value-type="float" office:value="0.0561627">
            <text:p>0.0561627</text:p>
          </table:table-cell>
          <table:table-cell office:value-type="float" office:value="223873">
            <text:p>223873</text:p>
          </table:table-cell>
          <table:table-cell office:value-type="float" office:value="28368">
            <text:p>28368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40571">
            <text:p>0.140571</text:p>
          </table:table-cell>
          <table:table-cell office:value-type="float" office:value="0.0562024">
            <text:p>0.0562024</text:p>
          </table:table-cell>
          <table:table-cell office:value-type="float" office:value="217600">
            <text:p>217600</text:p>
          </table:table-cell>
          <table:table-cell office:value-type="float" office:value="27981">
            <text:p>2798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30406">
            <text:p>0.330406</text:p>
          </table:table-cell>
          <table:table-cell office:value-type="float" office:value="0.113517">
            <text:p>0.113517</text:p>
          </table:table-cell>
          <table:table-cell office:value-type="float" office:value="439448">
            <text:p>439448</text:p>
          </table:table-cell>
          <table:table-cell office:value-type="float" office:value="61582">
            <text:p>61582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40865">
            <text:p>0.340865</text:p>
          </table:table-cell>
          <table:table-cell office:value-type="float" office:value="0.113911">
            <text:p>0.113911</text:p>
          </table:table-cell>
          <table:table-cell office:value-type="float" office:value="474131">
            <text:p>474131</text:p>
          </table:table-cell>
          <table:table-cell office:value-type="float" office:value="59376">
            <text:p>59376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31617">
            <text:p>0.431617</text:p>
          </table:table-cell>
          <table:table-cell office:value-type="float" office:value="0.113594">
            <text:p>0.113594</text:p>
          </table:table-cell>
          <table:table-cell office:value-type="float" office:value="460752">
            <text:p>460752</text:p>
          </table:table-cell>
          <table:table-cell office:value-type="float" office:value="58054">
            <text:p>5805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17426">
            <text:p>0.317426</text:p>
          </table:table-cell>
          <table:table-cell office:value-type="float" office:value="0.114689">
            <text:p>0.114689</text:p>
          </table:table-cell>
          <table:table-cell office:value-type="float" office:value="444412">
            <text:p>444412</text:p>
          </table:table-cell>
          <table:table-cell office:value-type="float" office:value="61325">
            <text:p>61325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42498">
            <text:p>0.342498</text:p>
          </table:table-cell>
          <table:table-cell office:value-type="float" office:value="0.120869">
            <text:p>0.120869</text:p>
          </table:table-cell>
          <table:table-cell office:value-type="float" office:value="545031">
            <text:p>545031</text:p>
          </table:table-cell>
          <table:table-cell office:value-type="float" office:value="81159">
            <text:p>81159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702379">
            <text:p>0.702379</text:p>
          </table:table-cell>
          <table:table-cell office:value-type="float" office:value="0.234597">
            <text:p>0.234597</text:p>
          </table:table-cell>
          <table:table-cell office:value-type="float" office:value="888395">
            <text:p>888395</text:p>
          </table:table-cell>
          <table:table-cell office:value-type="float" office:value="168433">
            <text:p>16843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71568">
            <text:p>0.71568</text:p>
          </table:table-cell>
          <table:table-cell office:value-type="float" office:value="0.234235">
            <text:p>0.234235</text:p>
          </table:table-cell>
          <table:table-cell office:value-type="float" office:value="961335">
            <text:p>961335</text:p>
          </table:table-cell>
          <table:table-cell office:value-type="float" office:value="149594">
            <text:p>14959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651331">
            <text:p>0.651331</text:p>
          </table:table-cell>
          <table:table-cell office:value-type="float" office:value="0.235851">
            <text:p>0.235851</text:p>
          </table:table-cell>
          <table:table-cell office:value-type="float" office:value="978694">
            <text:p>978694</text:p>
          </table:table-cell>
          <table:table-cell office:value-type="float" office:value="170004">
            <text:p>17000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09426">
            <text:p>0.909426</text:p>
          </table:table-cell>
          <table:table-cell office:value-type="float" office:value="0.226851">
            <text:p>0.226851</text:p>
          </table:table-cell>
          <table:table-cell office:value-type="float" office:value="913036">
            <text:p>913036</text:p>
          </table:table-cell>
          <table:table-cell office:value-type="float" office:value="156386">
            <text:p>156386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718929">
            <text:p>0.718929</text:p>
          </table:table-cell>
          <table:table-cell office:value-type="float" office:value="0.228053">
            <text:p>0.228053</text:p>
          </table:table-cell>
          <table:table-cell office:value-type="float" office:value="873294">
            <text:p>873294</text:p>
          </table:table-cell>
          <table:table-cell office:value-type="float" office:value="158966">
            <text:p>158966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4089">
            <text:p>1.94089</text:p>
          </table:table-cell>
          <table:table-cell office:value-type="float" office:value="0.45407">
            <text:p>0.45407</text:p>
          </table:table-cell>
          <table:table-cell office:value-type="float" office:value="1853600">
            <text:p>1853600</text:p>
          </table:table-cell>
          <table:table-cell office:value-type="float" office:value="313082">
            <text:p>313082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2581">
            <text:p>1.92581</text:p>
          </table:table-cell>
          <table:table-cell office:value-type="float" office:value="0.455169">
            <text:p>0.455169</text:p>
          </table:table-cell>
          <table:table-cell office:value-type="float" office:value="1786230">
            <text:p>1786230</text:p>
          </table:table-cell>
          <table:table-cell office:value-type="float" office:value="316453">
            <text:p>31645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6393">
            <text:p>1.96393</text:p>
          </table:table-cell>
          <table:table-cell office:value-type="float" office:value="0.456215">
            <text:p>0.456215</text:p>
          </table:table-cell>
          <table:table-cell office:value-type="float" office:value="1902820">
            <text:p>1902820</text:p>
          </table:table-cell>
          <table:table-cell office:value-type="float" office:value="317815">
            <text:p>317815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1855">
            <text:p>1.91855</text:p>
          </table:table-cell>
          <table:table-cell office:value-type="float" office:value="0.459572">
            <text:p>0.459572</text:p>
          </table:table-cell>
          <table:table-cell office:value-type="float" office:value="1801960">
            <text:p>1801960</text:p>
          </table:table-cell>
          <table:table-cell office:value-type="float" office:value="312287">
            <text:p>312287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77157">
            <text:p>1.77157</text:p>
          </table:table-cell>
          <table:table-cell office:value-type="float" office:value="0.454041">
            <text:p>0.454041</text:p>
          </table:table-cell>
          <table:table-cell office:value-type="float" office:value="1907350">
            <text:p>1907350</text:p>
          </table:table-cell>
          <table:table-cell office:value-type="float" office:value="312460">
            <text:p>31246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08439">
            <text:p>4.08439</text:p>
          </table:table-cell>
          <table:table-cell office:value-type="float" office:value="0.932942">
            <text:p>0.932942</text:p>
          </table:table-cell>
          <table:table-cell office:value-type="float" office:value="3756580">
            <text:p>3756580</text:p>
          </table:table-cell>
          <table:table-cell office:value-type="float" office:value="254375">
            <text:p>254375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13678">
            <text:p>4.13678</text:p>
          </table:table-cell>
          <table:table-cell office:value-type="float" office:value="0.937543">
            <text:p>0.937543</text:p>
          </table:table-cell>
          <table:table-cell office:value-type="float" office:value="3649000">
            <text:p>3649000</text:p>
          </table:table-cell>
          <table:table-cell office:value-type="float" office:value="254415">
            <text:p>254415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0321">
            <text:p>4.0321</text:p>
          </table:table-cell>
          <table:table-cell office:value-type="float" office:value="0.932107">
            <text:p>0.932107</text:p>
          </table:table-cell>
          <table:table-cell office:value-type="float" office:value="3470510">
            <text:p>3470510</text:p>
          </table:table-cell>
          <table:table-cell office:value-type="float" office:value="252319">
            <text:p>252319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08744">
            <text:p>4.08744</text:p>
          </table:table-cell>
          <table:table-cell office:value-type="float" office:value="0.933208">
            <text:p>0.933208</text:p>
          </table:table-cell>
          <table:table-cell office:value-type="float" office:value="3757380">
            <text:p>3757380</text:p>
          </table:table-cell>
          <table:table-cell office:value-type="float" office:value="254352">
            <text:p>254352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53152">
            <text:p>4.53152</text:p>
          </table:table-cell>
          <table:table-cell office:value-type="float" office:value="0.932929">
            <text:p>0.932929</text:p>
          </table:table-cell>
          <table:table-cell office:value-type="float" office:value="3436250">
            <text:p>3436250</text:p>
          </table:table-cell>
          <table:table-cell office:value-type="float" office:value="254734">
            <text:p>25473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88263">
            <text:p>8.88263</text:p>
          </table:table-cell>
          <table:table-cell office:value-type="float" office:value="1.86808">
            <text:p>1.86808</text:p>
          </table:table-cell>
          <table:table-cell office:value-type="float" office:value="6598000">
            <text:p>6598000</text:p>
          </table:table-cell>
          <table:table-cell office:value-type="float" office:value="516079">
            <text:p>516079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67122">
            <text:p>8.67122</text:p>
          </table:table-cell>
          <table:table-cell office:value-type="float" office:value="1.86936">
            <text:p>1.86936</text:p>
          </table:table-cell>
          <table:table-cell office:value-type="float" office:value="6500140">
            <text:p>6500140</text:p>
          </table:table-cell>
          <table:table-cell office:value-type="float" office:value="518342">
            <text:p>518342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8972">
            <text:p>8.8972</text:p>
          </table:table-cell>
          <table:table-cell office:value-type="float" office:value="1.87695">
            <text:p>1.87695</text:p>
          </table:table-cell>
          <table:table-cell office:value-type="float" office:value="6624920">
            <text:p>6624920</text:p>
          </table:table-cell>
          <table:table-cell office:value-type="float" office:value="494586">
            <text:p>494586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9218">
            <text:p>9.9218</text:p>
          </table:table-cell>
          <table:table-cell office:value-type="float" office:value="1.86554">
            <text:p>1.86554</text:p>
          </table:table-cell>
          <table:table-cell office:value-type="float" office:value="6406140">
            <text:p>6406140</text:p>
          </table:table-cell>
          <table:table-cell office:value-type="float" office:value="493721">
            <text:p>49372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61404">
            <text:p>9.61404</text:p>
          </table:table-cell>
          <table:table-cell office:value-type="float" office:value="1.88404">
            <text:p>1.88404</text:p>
          </table:table-cell>
          <table:table-cell office:value-type="float" office:value="6449410">
            <text:p>6449410</text:p>
          </table:table-cell>
          <table:table-cell office:value-type="float" office:value="524219">
            <text:p>524219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 table:number-rows-repeated="1048474">
          <table:table-cell table:number-columns-repeated="34"/>
        </table:table-row>
        <table:table-row table:style-name="ro2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14:13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4T14:52:59</dc:date>
    <dc:creator>mind </dc:creator>
    <meta:generator>LibreOffice/4.0.2.2$Linux_X86_64 LibreOffice_project/400m0$Build-2</meta:generator>
    <meta:editing-duration>PT3M38S</meta:editing-duration>
    <meta:editing-cycles>4</meta:editing-cycles>
    <meta:document-statistic meta:table-count="1" meta:cell-count="9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29cm" svg:height="12.662cm" xlink:href=".." xlink:type="simple" chart:class="chart:line" chart:style-name="ch1">
        <chart:title svg:x="7.909cm" svg:y="0.389cm" chart:style-name="ch2">
          <text:p>Red Black Trees - Predecessor</text:p>
        </chart:title>
        <chart:subtitle svg:x="8.477cm" svg:y="1.421cm" chart:style-name="ch3">
          <text:p>measured vs asymptotic time</text:p>
        </chart:subtitle>
        <chart:legend chart:legend-position="end" svg:x="20.594cm" svg:y="6.032cm" style:legend-expansion="high" chart:style-name="ch4"/>
        <chart:plot-area chart:style-name="ch5" table:cell-range-address="Sheet1.L3:Sheet1.L22 Sheet1.V2:Sheet1.V22" chart:data-source-has-labels="both" svg:x="1.861cm" svg:y="3.402cm" svg:width="17.717cm" svg:height="5.956cm">
          <chartooo:coordinate-region svg:x="4.07cm" svg:y="3.601cm" svg:width="14.766cm" svg:height="4.712cm"/>
          <chart:axis chart:dimension="x" chart:name="primary-x" chart:style-name="ch6" chartooo:axis-type="auto">
            <chartooo:date-scale/>
            <chart:title svg:x="10cm" svg:y="9.611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V3:Sheet1.V22" chart:label-cell-address="Sheet1.V2:Sheet1.V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44307291666667">
                <text:p>0.0000000144307291666667</text:p>
                <draw:g>
                  <svg:desc>Sheet1.V3:Sheet1.V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35033482142857">
                <text:p>0.00000001350334821428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436533203125">
                <text:p>0.00000001436533203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531671006944444">
                <text:p>0.0000000053167100694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444876953125">
                <text:p>0.00000000444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32464488636364">
                <text:p>0.0000000043246448863636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377113850911458">
                <text:p>0.00000000377113850911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406746544471154">
                <text:p>0.0000000040674654447115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363641967773438">
                <text:p>0.0000000036364196777343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79822591145833">
                <text:p>0.0000000037982259114583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66837310791016">
                <text:p>0.0000000046683731079101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49458223230698">
                <text:p>0.0000000054945822323069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632475958930121">
                <text:p>0.0000000063247595893012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71632666336863">
                <text:p>0.0000000067163266633686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691606521606445">
                <text:p>0.000000006916065216064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80054691859654">
                <text:p>0.00000000800546918596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80146464434537">
                <text:p>0.000000008014646443453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98692334216574">
                <text:p>0.000000009869233421657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3673487901688">
                <text:p>0.000000010367348790168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9641289710999">
                <text:p>0.0000000109641289710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584cm" svg:height="14.741cm" xlink:href=".." xlink:type="simple" chart:class="chart:line" chart:style-name="ch1">
        <chart:title svg:x="9.825cm" svg:y="0.43cm" chart:style-name="ch2">
          <text:p>Cache Misses - Predecessor</text:p>
        </chart:title>
        <chart:subtitle svg:x="9.388cm" svg:y="1.503cm" chart:style-name="ch3">
          <text:p>cache misses per element and relation</text:p>
        </chart:subtitle>
        <chart:legend chart:legend-position="end" svg:x="23.287cm" svg:y="6.573cm" style:legend-expansion="high" chart:style-name="ch4"/>
        <chart:plot-area chart:style-name="ch5" table:cell-range-address="Sheet1.L3:Sheet1.L22 Sheet1.AB2:Sheet1.AC22 Sheet1.AE2:Sheet1.AE22" chart:data-source-has-labels="both" svg:x="1.522cm" svg:y="2.774cm" svg:width="20.182cm" svg:height="10.692cm">
          <chartooo:coordinate-region svg:x="2.434cm" svg:y="2.973cm" svg:width="18.527cm" svg:height="9.448cm"/>
          <chart:axis chart:dimension="x" chart:name="primary-x" chart:style-name="ch6" chartooo:axis-type="auto">
            <chartooo:date-scale/>
            <chart:title svg:x="10.894cm" svg:y="13.76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title svg:x="0.451cm" svg:y="9.857cm" chart:style-name="ch8">
              <text:p>cache misses / element</text:p>
            </chart:title>
            <chart:grid chart:style-name="ch9" chart:class="major"/>
          </chart:axis>
          <chart:axis chart:dimension="y" chart:name="secondary-y" chart:style-name="ch10">
            <chart:title svg:x="22.215cm" svg:y="11.26cm" chart:style-name="ch8">
              <text:p>red black cache misses / veb cache misses</text:p>
            </chart:title>
          </chart:axis>
          <chart:series chart:attached-axis="primary-y" chart:style-name="ch11" chart:values-cell-range-address="Sheet1.AB3:Sheet1.AB22" chart:label-cell-address="Sheet1.AB2:Sheet1.AB2" chart:class="chart:line">
            <chart:data-point chart:repeated="20"/>
          </chart:series>
          <chart:series chart:attached-axis="primary-y" chart:style-name="ch12" chart:values-cell-range-address="Sheet1.AC3:Sheet1.AC22" chart:label-cell-address="Sheet1.AC2:Sheet1.AC2" chart:class="chart:line">
            <chart:data-point chart:repeated="20"/>
          </chart:series>
          <chart:series chart:attached-axis="secondary-y" chart:style-name="ch13" chart:values-cell-range-address="Sheet1.AE3:Sheet1.AE22" chart:label-cell-address="Sheet1.AE2:Sheet1.AE2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AB2:Sheet1.AB2</svg:desc>
                </draw:g>
              </table:table-cell>
              <table:table-cell office:value-type="string">
                <text:p>veb</text:p>
                <draw:g>
                  <svg:desc>Sheet1.AC2:Sheet1.AC2</svg:desc>
                </draw:g>
              </table:table-cell>
              <table:table-cell office:value-type="string">
                <text:p>rb/veb</text:p>
                <draw:g>
                  <svg:desc>Sheet1.AE2:Sheet1.AE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">
                <text:p>0</text:p>
                <draw:g>
                  <svg:desc>Sheet1.AB3:Sheet1.AB22</svg:desc>
                </draw:g>
              </table:table-cell>
              <table:table-cell office:value-type="float" office:value="0.003125">
                <text:p>0.003125</text:p>
                <draw:g>
                  <svg:desc>Sheet1.AC3:Sheet1.AC22</svg:desc>
                </draw:g>
              </table:table-cell>
              <table:table-cell office:value-type="float" office:value="0">
                <text:p>0</text:p>
                <draw:g>
                  <svg:desc>Sheet1.AE3:Sheet1.AE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87890625">
                <text:p>0.00087890625</text:p>
              </table:table-cell>
              <table:table-cell office:value-type="float" office:value="0.00029296875">
                <text:p>0.00029296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244140625">
                <text:p>0.0000244140625</text:p>
              </table:table-cell>
              <table:table-cell office:value-type="float" office:value="0.00001220703125">
                <text:p>0.00001220703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3564453125">
                <text:p>0.003564453125</text:p>
              </table:table-cell>
              <table:table-cell office:value-type="float" office:value="0.001141357421875">
                <text:p>0.001141357421875</text:p>
              </table:table-cell>
              <table:table-cell office:value-type="float" office:value="3.12299465240642">
                <text:p>3.1229946524064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98712158203125">
                <text:p>0.098712158203125</text:p>
              </table:table-cell>
              <table:table-cell office:value-type="float" office:value="0.028955078125">
                <text:p>0.028955078125</text:p>
              </table:table-cell>
              <table:table-cell office:value-type="float" office:value="3.40914839797639">
                <text:p>3.4091483979763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197064208984375">
                <text:p>0.197064208984375</text:p>
              </table:table-cell>
              <table:table-cell office:value-type="float" office:value="0.03875732421875">
                <text:p>0.03875732421875</text:p>
              </table:table-cell>
              <table:table-cell office:value-type="float" office:value="5.08456692913386">
                <text:p>5.0845669291338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201378631591797">
                <text:p>0.201378631591797</text:p>
              </table:table-cell>
              <table:table-cell office:value-type="float" office:value="0.0328224182128906">
                <text:p>0.0328224182128906</text:p>
              </table:table-cell>
              <table:table-cell office:value-type="float" office:value="6.13539899119035">
                <text:p>6.1353989911903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21597785949707">
                <text:p>0.21597785949707</text:p>
              </table:table-cell>
              <table:table-cell office:value-type="float" office:value="0.0317977905273437">
                <text:p>0.0317977905273437</text:p>
              </table:table-cell>
              <table:table-cell office:value-type="float" office:value="6.79222851384423">
                <text:p>6.7922285138442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219843673706055">
                <text:p>0.219843673706055</text:p>
              </table:table-cell>
              <table:table-cell office:value-type="float" office:value="0.0276037216186523">
                <text:p>0.0276037216186523</text:p>
              </table:table-cell>
              <table:table-cell office:value-type="float" office:value="7.96427658354235">
                <text:p>7.9642765835423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225427055358887">
                <text:p>0.225427055358887</text:p>
              </table:table-cell>
              <table:table-cell office:value-type="float" office:value="0.0306602478027344">
                <text:p>0.0306602478027344</text:p>
              </table:table-cell>
              <table:table-cell office:value-type="float" office:value="7.35242118097892">
                <text:p>7.3524211809789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22004861831665">
                <text:p>0.22004861831665</text:p>
              </table:table-cell>
              <table:table-cell office:value-type="float" office:value="0.0383082866668701">
                <text:p>0.0383082866668701</text:p>
              </table:table-cell>
              <table:table-cell office:value-type="float" office:value="5.74415191757854">
                <text:p>5.7441519175785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220583915710449">
                <text:p>0.220583915710449</text:p>
              </table:table-cell>
              <table:table-cell office:value-type="float" office:value="0.0374817132949829">
                <text:p>0.0374817132949829</text:p>
              </table:table-cell>
              <table:table-cell office:value-type="float" office:value="5.8851075983225">
                <text:p>5.885107598322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215407848358154">
                <text:p>0.215407848358154</text:p>
              </table:table-cell>
              <table:table-cell office:value-type="float" office:value="0.0151419043540955">
                <text:p>0.0151419043540955</text:p>
              </table:table-cell>
              <table:table-cell office:value-type="float" office:value="14.2259416861191">
                <text:p>14.225941686119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194183647632599">
                <text:p>0.194183647632599</text:p>
              </table:table-cell>
              <table:table-cell office:value-type="float" office:value="0.0151809871196747">
                <text:p>0.0151809871196747</text:p>
              </table:table-cell>
              <table:table-cell office:value-type="float" office:value="12.7912398648264">
                <text:p>12.79123986482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cm" svg:height="11.517cm" xlink:href=".." xlink:type="simple" chart:class="chart:line" chart:style-name="ch1">
        <chart:title svg:x="8.026cm" svg:y="0.366cm" chart:style-name="ch2">
          <text:p>Van Emde Boas Trees - Predecessor</text:p>
        </chart:title>
        <chart:subtitle svg:x="8.74cm" svg:y="1.375cm" chart:style-name="ch3">
          <text:p>measured time vs asymptotic time</text:p>
        </chart:subtitle>
        <chart:legend chart:legend-position="end" svg:x="21.7cm" svg:y="5.459cm" style:legend-expansion="high" chart:style-name="ch4"/>
        <chart:plot-area chart:style-name="ch5" table:cell-range-address="Sheet1.L3:Sheet1.L22 Sheet1.W2:Sheet1.W22" chart:data-source-has-labels="both" svg:x="0.922cm" svg:y="2.518cm" svg:width="19.834cm" svg:height="7.788cm">
          <chartooo:coordinate-region svg:x="3.131cm" svg:y="2.718cm" svg:width="16.883cm" svg:height="6.543cm"/>
          <chart:axis chart:dimension="x" chart:name="primary-x" chart:style-name="ch6" chartooo:axis-type="auto">
            <chartooo:date-scale/>
            <chart:title svg:x="10.12cm" svg:y="10.536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W3:Sheet1.W22" chart:label-cell-address="Sheet1.W2:Sheet1.W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213035005283972">
                <text:p>0.0000000213035005283972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89479960592274">
                <text:p>0.000000018947996059227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99630208333333">
                <text:p>0.0000000299630208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16984481046483">
                <text:p>0.00000001169844810464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976189712306207">
                <text:p>0.000000009761897123062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923666567337348">
                <text:p>0.0000000092366656733734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946155948093648">
                <text:p>0.000000009461559480936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65113739682215">
                <text:p>0.000000009651137396822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46975332012848">
                <text:p>0.0000000094697533201284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3885540977695">
                <text:p>0.000000009388554097769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8066177368164">
                <text:p>0.000000013806617736816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632519840636">
                <text:p>0.00000001386325198406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30683267065699">
                <text:p>0.000000013068326706569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9556980807316">
                <text:p>0.000000012955698080731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24856712738347">
                <text:p>0.000000012485671273834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25188934320153">
                <text:p>0.000000012518893432015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23992072769635">
                <text:p>0.000000012399207276963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20120365564948">
                <text:p>0.000000012012036556494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21387223364987">
                <text:p>0.0000000121387223364987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20188068434671">
                <text:p>0.0000000120188068434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27cm" svg:height="12.739cm" xlink:href=".." xlink:type="simple" chart:class="chart:line" chart:style-name="ch1">
        <chart:title svg:x="5.431cm" svg:y="0.39cm" chart:style-name="ch2">
          <text:p>Measured running time over asymptotic running time</text:p>
        </chart:title>
        <chart:subtitle svg:x="7.494cm" svg:y="1.423cm" chart:style-name="ch3">
          <text:p>adapted by number of cache misses</text:p>
        </chart:subtitle>
        <chart:legend chart:legend-position="end" svg:x="19.527cm" svg:y="5.821cm" style:legend-expansion="high" chart:style-name="ch4"/>
        <chart:plot-area chart:style-name="ch5" table:cell-range-address="Sheet1.L3:Sheet1.L22 Sheet1.AG2:Sheet1.AH22" chart:data-source-has-labels="both" svg:x="1.439cm" svg:y="2.614cm" svg:width="17.232cm" svg:height="8.89cm">
          <chartooo:coordinate-region svg:x="3.648cm" svg:y="2.814cm" svg:width="14.281cm" svg:height="7.645cm"/>
          <chart:axis chart:dimension="x" chart:name="primary-x" chart:style-name="ch6" chartooo:axis-type="auto">
            <chartooo:date-scale/>
            <chart:title svg:x="9.336cm" svg:y="11.758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title svg:x="0.451cm" svg:y="7.513cm" chart:style-name="ch8">
              <text:p>factor</text:p>
            </chart:title>
            <chart:grid chart:style-name="ch9" chart:class="major"/>
          </chart:axis>
          <chart:series chart:style-name="ch10" chart:values-cell-range-address="Sheet1.AG3:Sheet1.AG22" chart:label-cell-address="Sheet1.AG2:Sheet1.AG2" chart:class="chart:line">
            <chart:data-point chart:repeated="20"/>
          </chart:series>
          <chart:series chart:style-name="ch11" chart:values-cell-range-address="Sheet1.AH3:Sheet1.AH22" chart:label-cell-address="Sheet1.AH2:Sheet1.AH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AG2:Sheet1.AG2</svg:desc>
                </draw:g>
              </table:table-cell>
              <table:table-cell office:value-type="string">
                <text:p>veb</text:p>
                <draw:g>
                  <svg:desc>Sheet1.AH2:Sheet1.AH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44307291666667">
                <text:p>0.0000000144307291666667</text:p>
                <draw:g>
                  <svg:desc>Sheet1.AG3:Sheet1.AG22</svg:desc>
                </draw:g>
              </table:table-cell>
              <table:table-cell office:value-type="float" office:value="0.0000000212777775035254">
                <text:p>0.0000000212777775035254</text:p>
                <draw:g>
                  <svg:desc>Sheet1.AH3:Sheet1.AH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35033482142857">
                <text:p>0.0000000135033482142857</text:p>
              </table:table-cell>
              <table:table-cell office:value-type="float" office:value="0.0000000189479960592274">
                <text:p>0.000000018947996059227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436533203125">
                <text:p>0.00000001436533203125</text:p>
              </table:table-cell>
              <table:table-cell office:value-type="float" office:value="0.0000000299630208333333">
                <text:p>0.0000000299630208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531671006944444">
                <text:p>0.00000000531671006944444</text:p>
              </table:table-cell>
              <table:table-cell office:value-type="float" office:value="0.0000000116984481046483">
                <text:p>0.00000001169844810464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444876953125">
                <text:p>0.00000000444876953125</text:p>
              </table:table-cell>
              <table:table-cell office:value-type="float" office:value="0.00000000976189712306207">
                <text:p>0.000000009761897123062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3242993723868">
                <text:p>0.0000000043242993723868</text:p>
              </table:table-cell>
              <table:table-cell office:value-type="float" office:value="0.00000000923588351446801">
                <text:p>0.0000000092358835144680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377113850911458">
                <text:p>0.00000000377113850911458</text:p>
              </table:table-cell>
              <table:table-cell office:value-type="float" office:value="0.00000000946155948093648">
                <text:p>0.000000009461559480936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406746544471154">
                <text:p>0.00000000406746544471154</text:p>
              </table:table-cell>
              <table:table-cell office:value-type="float" office:value="0.00000000965113739682215">
                <text:p>0.000000009651137396822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363641333633277">
                <text:p>0.00000000363641333633277</text:p>
              </table:table-cell>
              <table:table-cell office:value-type="float" office:value="0.00000000946972295857658">
                <text:p>0.0000000094697229585765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7973235526714">
                <text:p>0.0000000037973235526714</text:p>
              </table:table-cell>
              <table:table-cell office:value-type="float" office:value="0.00000000938581213044965">
                <text:p>0.0000000093858121304496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63974813590925">
                <text:p>0.00000000463974813590925</text:p>
              </table:table-cell>
              <table:table-cell office:value-type="float" office:value="0.0000000137073930774545">
                <text:p>0.000000013707393077454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4316188399424">
                <text:p>0.0000000054316188399424</text:p>
              </table:table-cell>
              <table:table-cell office:value-type="float" office:value="0.0000000137330353377564">
                <text:p>0.000000013733035337756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625478294318992">
                <text:p>0.00000000625478294318992</text:p>
              </table:table-cell>
              <table:table-cell office:value-type="float" office:value="0.0000000129662663061519">
                <text:p>0.000000012966266306151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64083855305523">
                <text:p>0.00000000664083855305523</text:p>
              </table:table-cell>
              <table:table-cell office:value-type="float" office:value="0.000000012859438964913">
                <text:p>0.00000001285943896491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684086912606365">
                <text:p>0.00000000684086912606365</text:p>
              </table:table-cell>
              <table:table-cell office:value-type="float" office:value="0.0000000124064326319291">
                <text:p>0.000000012406432631929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792044619252213">
                <text:p>0.00000000792044619252213</text:p>
              </table:table-cell>
              <table:table-cell office:value-type="float" office:value="0.0000000124321119912239">
                <text:p>0.000000012432111991223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793527614564415">
                <text:p>0.00000000793527614564415</text:p>
              </table:table-cell>
              <table:table-cell office:value-type="float" office:value="0.000000012293600372872">
                <text:p>0.00000001229360037287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977548064777746">
                <text:p>0.00000000977548064777746</text:p>
              </table:table-cell>
              <table:table-cell office:value-type="float" office:value="0.0000000119133241251001">
                <text:p>0.0000000119133241251001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2751261726496">
                <text:p>0.0000000102751261726496</text:p>
              </table:table-cell>
              <table:table-cell office:value-type="float" office:value="0.0000000120987659884651">
                <text:p>0.000000012098765988465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8796231745835">
                <text:p>0.0000000108796231745835</text:p>
              </table:table-cell>
              <table:table-cell office:value-type="float" office:value="0.0000000119796448138552">
                <text:p>0.00000001197964481385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8cm" svg:height="12.177cm" xlink:href=".." xlink:type="simple" chart:class="chart:line" chart:style-name="ch1">
        <chart:title svg:x="9.577cm" svg:y="0.379cm" chart:style-name="ch2">
          <text:p>Running times - Predecessor</text:p>
        </chart:title>
        <chart:subtitle svg:x="8.717cm" svg:y="1.401cm" chart:style-name="ch3">
          <text:p>Red black trees over Van Emde Boas trees</text:p>
        </chart:subtitle>
        <chart:legend chart:legend-position="end" svg:x="22.791cm" svg:y="5.789cm" style:legend-expansion="high" chart:style-name="ch4"/>
        <chart:plot-area chart:style-name="ch5" table:cell-range-address="Sheet1.L2:Sheet1.L22 Sheet1.Q2:Sheet1.Q22" chart:data-source-has-labels="both" svg:x="1.512cm" svg:y="2.57cm" svg:width="20.277cm" svg:height="8.383cm">
          <chartooo:coordinate-region svg:x="1.948cm" svg:y="2.769cm" svg:width="19.099cm" svg:height="7.139cm"/>
          <chart:axis chart:dimension="x" chart:name="primary-x" chart:style-name="ch6" chartooo:axis-type="auto">
            <chartooo:date-scale/>
            <chart:title svg:x="10.931cm" svg:y="11.196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title svg:x="0.451cm" svg:y="7.215cm" chart:style-name="ch8">
              <text:p>factor</text:p>
            </chart:title>
            <chart:grid chart:style-name="ch9" chart:class="major"/>
          </chart:axis>
          <chart:series chart:style-name="ch10" chart:values-cell-range-address="Sheet1.Q3:Sheet1.Q22" chart:label-cell-address="Sheet1.Q2:Sheet1.Q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/veb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1.57229599364431">
                <text:p>1.57229599364431</text:p>
                <draw:g>
                  <svg:desc>Sheet1.Q3:Sheet1.Q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696510398308">
                <text:p>1.7769651039830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27849432460151">
                <text:p>1.2784943246015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9035214309039">
                <text:p>1.2903521430903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37187787969861">
                <text:p>1.3718778796986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4887547561926">
                <text:p>1.488754756192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33415530872302">
                <text:p>1.3341553087230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48059197866044">
                <text:p>1.4805919786604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.41201725892656">
                <text:p>1.4120172589265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.55325259665272">
                <text:p>1.5532525966527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.35250303786179">
                <text:p>1.3525030378617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.64840781208262">
                <text:p>1.6484078120826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.08914363476759">
                <text:p>2.0891436347675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.31871566348237">
                <text:p>2.3187156634823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.56330120614795">
                <text:p>2.5633012061479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.05735890943147">
                <text:p>3.0573589094314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3.18884654622723">
                <text:p>3.188846546227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.17747701142617">
                <text:p>4.1774770114261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4.47064500852373">
                <text:p>4.4706450085237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4.91104627631229">
                <text:p>4.911046276312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8cm" svg:height="12.177cm" xlink:href=".." xlink:type="simple" chart:class="chart:line" chart:style-name="ch1">
        <chart:title svg:x="9.577cm" svg:y="0.379cm" chart:style-name="ch2">
          <text:p>Running times - Predecessor</text:p>
        </chart:title>
        <chart:subtitle svg:x="8.717cm" svg:y="1.401cm" chart:style-name="ch3">
          <text:p>Red black trees over Van Emde Boas trees</text:p>
        </chart:subtitle>
        <chart:legend chart:legend-position="end" svg:x="22.791cm" svg:y="5.789cm" style:legend-expansion="high" chart:style-name="ch4"/>
        <chart:plot-area chart:style-name="ch5" table:cell-range-address="Sheet1.L3:Sheet1.L22 Sheet1.Q2:Sheet1.Q22" chart:data-source-has-labels="both" svg:x="1.512cm" svg:y="2.57cm" svg:width="20.277cm" svg:height="8.383cm">
          <chartooo:coordinate-region svg:x="1.948cm" svg:y="2.769cm" svg:width="19.099cm" svg:height="7.139cm"/>
          <chart:axis chart:dimension="x" chart:name="primary-x" chart:style-name="ch6" chartooo:axis-type="auto">
            <chartooo:date-scale/>
            <chart:title svg:x="10.931cm" svg:y="11.196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title svg:x="0.451cm" svg:y="7.215cm" chart:style-name="ch8">
              <text:p>factor</text:p>
            </chart:title>
            <chart:grid chart:style-name="ch9" chart:class="major"/>
          </chart:axis>
          <chart:series chart:style-name="ch10" chart:values-cell-range-address="Sheet1.Q3:Sheet1.Q22" chart:label-cell-address="Sheet1.Q2:Sheet1.Q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/veb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1.57229599364431">
                <text:p>1.57229599364431</text:p>
                <draw:g>
                  <svg:desc>Sheet1.Q3:Sheet1.Q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696510398308">
                <text:p>1.7769651039830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27849432460151">
                <text:p>1.2784943246015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9035214309039">
                <text:p>1.2903521430903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37187787969861">
                <text:p>1.3718778796986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4887547561926">
                <text:p>1.488754756192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33415530872302">
                <text:p>1.3341553087230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48059197866044">
                <text:p>1.4805919786604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.41201725892656">
                <text:p>1.4120172589265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.55325259665272">
                <text:p>1.5532525966527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.35250303786179">
                <text:p>1.3525030378617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.64840781208262">
                <text:p>1.6484078120826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.08914363476759">
                <text:p>2.0891436347675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.31871566348237">
                <text:p>2.3187156634823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.56330120614795">
                <text:p>2.5633012061479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.05735890943147">
                <text:p>3.0573589094314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3.18884654622723">
                <text:p>3.188846546227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.17747701142617">
                <text:p>4.1774770114261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4.47064500852373">
                <text:p>4.4706450085237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4.91104627631229">
                <text:p>4.911046276312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64cm" svg:height="11.301cm" xlink:href=".." xlink:type="simple" chart:class="chart:line" chart:style-name="ch1">
        <chart:title svg:x="6.927cm" svg:y="0.362cm" chart:style-name="ch2">
          <text:p>Red Black Trees - Predecessor</text:p>
        </chart:title>
        <chart:subtitle svg:x="7.495cm" svg:y="1.367cm" chart:style-name="ch3">
          <text:p>measured vs asymptotic time</text:p>
        </chart:subtitle>
        <chart:legend chart:legend-position="end" svg:x="18.629cm" svg:y="5.351cm" style:legend-expansion="high" chart:style-name="ch4"/>
        <chart:plot-area chart:style-name="ch5" table:cell-range-address="Sheet1.L3:Sheet1.L22 Sheet1.V2:Sheet1.V22" chart:data-source-has-labels="both" svg:x="1.502cm" svg:y="3.015cm" svg:width="16.413cm" svg:height="5.45cm">
          <chartooo:coordinate-region svg:x="3.711cm" svg:y="3.214cm" svg:width="13.461cm" svg:height="4.206cm"/>
          <chart:axis chart:dimension="x" chart:name="primary-x" chart:style-name="ch6" chartooo:axis-type="auto">
            <chartooo:date-scale/>
            <chart:title svg:x="8.989cm" svg:y="8.691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V3:Sheet1.V22" chart:label-cell-address="Sheet1.V2:Sheet1.V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44307291666667">
                <text:p>0.0000000144307291666667</text:p>
                <draw:g>
                  <svg:desc>Sheet1.V3:Sheet1.V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35033482142857">
                <text:p>0.00000001350334821428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436533203125">
                <text:p>0.00000001436533203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531671006944444">
                <text:p>0.0000000053167100694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444876953125">
                <text:p>0.00000000444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32464488636364">
                <text:p>0.0000000043246448863636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377113850911458">
                <text:p>0.00000000377113850911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406746544471154">
                <text:p>0.0000000040674654447115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363641967773438">
                <text:p>0.0000000036364196777343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79822591145833">
                <text:p>0.0000000037982259114583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66837310791016">
                <text:p>0.0000000046683731079101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49458223230698">
                <text:p>0.0000000054945822323069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632475958930121">
                <text:p>0.0000000063247595893012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71632666336863">
                <text:p>0.0000000067163266633686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691606521606445">
                <text:p>0.000000006916065216064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80054691859654">
                <text:p>0.00000000800546918596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80146464434537">
                <text:p>0.000000008014646443453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98692334216574">
                <text:p>0.000000009869233421657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3673487901688">
                <text:p>0.000000010367348790168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9641289710999">
                <text:p>0.0000000109641289710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29cm" svg:height="12.662cm" xlink:href=".." xlink:type="simple" chart:class="chart:line" chart:style-name="ch1">
        <chart:title svg:x="7.909cm" svg:y="0.389cm" chart:style-name="ch2">
          <text:p>Red Black Trees - Predecessor</text:p>
        </chart:title>
        <chart:subtitle svg:x="8.477cm" svg:y="1.421cm" chart:style-name="ch3">
          <text:p>measured vs asymptotic time</text:p>
        </chart:subtitle>
        <chart:legend chart:legend-position="end" svg:x="20.594cm" svg:y="6.032cm" style:legend-expansion="high" chart:style-name="ch4"/>
        <chart:plot-area chart:style-name="ch5" table:cell-range-address="Sheet1.L3:Sheet1.L22 Sheet1.V2:Sheet1.V22" chart:data-source-has-labels="both" svg:x="1.861cm" svg:y="3.402cm" svg:width="17.717cm" svg:height="5.956cm">
          <chartooo:coordinate-region svg:x="4.07cm" svg:y="3.601cm" svg:width="14.766cm" svg:height="4.712cm"/>
          <chart:axis chart:dimension="x" chart:name="primary-x" chart:style-name="ch6" chartooo:axis-type="auto">
            <chartooo:date-scale/>
            <chart:title svg:x="10cm" svg:y="9.611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V3:Sheet1.V22" chart:label-cell-address="Sheet1.V2:Sheet1.V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44307291666667">
                <text:p>0.0000000144307291666667</text:p>
                <draw:g>
                  <svg:desc>Sheet1.V3:Sheet1.V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35033482142857">
                <text:p>0.00000001350334821428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436533203125">
                <text:p>0.00000001436533203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531671006944444">
                <text:p>0.0000000053167100694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444876953125">
                <text:p>0.00000000444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32464488636364">
                <text:p>0.0000000043246448863636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377113850911458">
                <text:p>0.00000000377113850911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406746544471154">
                <text:p>0.0000000040674654447115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363641967773438">
                <text:p>0.0000000036364196777343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79822591145833">
                <text:p>0.0000000037982259114583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66837310791016">
                <text:p>0.0000000046683731079101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49458223230698">
                <text:p>0.0000000054945822323069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632475958930121">
                <text:p>0.0000000063247595893012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71632666336863">
                <text:p>0.0000000067163266633686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691606521606445">
                <text:p>0.000000006916065216064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80054691859654">
                <text:p>0.00000000800546918596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80146464434537">
                <text:p>0.000000008014646443453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98692334216574">
                <text:p>0.000000009869233421657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3673487901688">
                <text:p>0.000000010367348790168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9641289710999">
                <text:p>0.0000000109641289710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cm" svg:height="11.517cm" xlink:href=".." xlink:type="simple" chart:class="chart:line" chart:style-name="ch1">
        <chart:title svg:x="8.026cm" svg:y="0.366cm" chart:style-name="ch2">
          <text:p>Van Emde Boas Trees - Predecessor</text:p>
        </chart:title>
        <chart:subtitle svg:x="8.74cm" svg:y="1.375cm" chart:style-name="ch3">
          <text:p>measured time vs asymptotic time</text:p>
        </chart:subtitle>
        <chart:legend chart:legend-position="end" svg:x="21.7cm" svg:y="5.459cm" style:legend-expansion="high" chart:style-name="ch4"/>
        <chart:plot-area chart:style-name="ch5" table:cell-range-address="Sheet1.L3:Sheet1.L22 Sheet1.W2:Sheet1.W22" chart:data-source-has-labels="both" svg:x="0.922cm" svg:y="2.518cm" svg:width="19.834cm" svg:height="7.788cm">
          <chartooo:coordinate-region svg:x="3.131cm" svg:y="2.718cm" svg:width="16.883cm" svg:height="6.543cm"/>
          <chart:axis chart:dimension="x" chart:name="primary-x" chart:style-name="ch6" chartooo:axis-type="auto">
            <chartooo:date-scale/>
            <chart:title svg:x="10.12cm" svg:y="10.536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W3:Sheet1.W22" chart:label-cell-address="Sheet1.W2:Sheet1.W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213035005283972">
                <text:p>0.0000000213035005283972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89479960592274">
                <text:p>0.000000018947996059227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99630208333333">
                <text:p>0.0000000299630208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16984481046483">
                <text:p>0.00000001169844810464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976189712306207">
                <text:p>0.000000009761897123062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923666567337348">
                <text:p>0.0000000092366656733734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946155948093648">
                <text:p>0.000000009461559480936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65113739682215">
                <text:p>0.000000009651137396822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46975332012848">
                <text:p>0.0000000094697533201284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3885540977695">
                <text:p>0.000000009388554097769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8066177368164">
                <text:p>0.000000013806617736816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632519840636">
                <text:p>0.00000001386325198406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30683267065699">
                <text:p>0.000000013068326706569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9556980807316">
                <text:p>0.000000012955698080731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24856712738347">
                <text:p>0.000000012485671273834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25188934320153">
                <text:p>0.000000012518893432015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23992072769635">
                <text:p>0.000000012399207276963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20120365564948">
                <text:p>0.000000012012036556494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21387223364987">
                <text:p>0.0000000121387223364987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20188068434671">
                <text:p>0.00000001201880684346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584cm" svg:height="14.741cm" xlink:href=".." xlink:type="simple" chart:class="chart:line" chart:style-name="ch1">
        <chart:title svg:x="9.825cm" svg:y="0.43cm" chart:style-name="ch2">
          <text:p>Cache Misses - Predecessor</text:p>
        </chart:title>
        <chart:subtitle svg:x="9.388cm" svg:y="1.503cm" chart:style-name="ch3">
          <text:p>cache misses per element and relation</text:p>
        </chart:subtitle>
        <chart:legend chart:legend-position="end" svg:x="23.287cm" svg:y="6.573cm" style:legend-expansion="high" chart:style-name="ch4"/>
        <chart:plot-area chart:style-name="ch5" table:cell-range-address="Sheet1.L2:Sheet1.L22 Sheet1.AB2:Sheet1.AC22 Sheet1.AE2:Sheet1.AE22" chart:data-source-has-labels="both" svg:x="1.522cm" svg:y="2.774cm" svg:width="20.182cm" svg:height="10.692cm">
          <chartooo:coordinate-region svg:x="2.434cm" svg:y="2.973cm" svg:width="18.527cm" svg:height="9.448cm"/>
          <chart:axis chart:dimension="x" chart:name="primary-x" chart:style-name="ch6" chartooo:axis-type="auto">
            <chartooo:date-scale/>
            <chart:title svg:x="10.894cm" svg:y="13.76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title svg:x="0.451cm" svg:y="9.857cm" chart:style-name="ch8">
              <text:p>cache misses / element</text:p>
            </chart:title>
            <chart:grid chart:style-name="ch9" chart:class="major"/>
          </chart:axis>
          <chart:axis chart:dimension="y" chart:name="secondary-y" chart:style-name="ch10">
            <chart:title svg:x="22.215cm" svg:y="11.26cm" chart:style-name="ch8">
              <text:p>red black cache misses / veb cache misses</text:p>
            </chart:title>
          </chart:axis>
          <chart:series chart:attached-axis="primary-y" chart:style-name="ch11" chart:values-cell-range-address="Sheet1.AB3:Sheet1.AB22" chart:label-cell-address="Sheet1.AB2:Sheet1.AB2" chart:class="chart:line">
            <chart:data-point chart:repeated="20"/>
          </chart:series>
          <chart:series chart:attached-axis="primary-y" chart:style-name="ch12" chart:values-cell-range-address="Sheet1.AC3:Sheet1.AC22" chart:label-cell-address="Sheet1.AC2:Sheet1.AC2" chart:class="chart:line">
            <chart:data-point chart:repeated="20"/>
          </chart:series>
          <chart:series chart:attached-axis="secondary-y" chart:style-name="ch13" chart:values-cell-range-address="Sheet1.AE3:Sheet1.AE22" chart:label-cell-address="Sheet1.AE2:Sheet1.AE2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AB2:Sheet1.AB2</svg:desc>
                </draw:g>
              </table:table-cell>
              <table:table-cell office:value-type="string">
                <text:p>veb</text:p>
                <draw:g>
                  <svg:desc>Sheet1.AC2:Sheet1.AC2</svg:desc>
                </draw:g>
              </table:table-cell>
              <table:table-cell office:value-type="string">
                <text:p>rb/veb</text:p>
                <draw:g>
                  <svg:desc>Sheet1.AE2:Sheet1.AE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">
                <text:p>0</text:p>
                <draw:g>
                  <svg:desc>Sheet1.AB3:Sheet1.AB22</svg:desc>
                </draw:g>
              </table:table-cell>
              <table:table-cell office:value-type="float" office:value="0.003125">
                <text:p>0.003125</text:p>
                <draw:g>
                  <svg:desc>Sheet1.AC3:Sheet1.AC22</svg:desc>
                </draw:g>
              </table:table-cell>
              <table:table-cell office:value-type="float" office:value="0">
                <text:p>0</text:p>
                <draw:g>
                  <svg:desc>Sheet1.AE3:Sheet1.AE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87890625">
                <text:p>0.00087890625</text:p>
              </table:table-cell>
              <table:table-cell office:value-type="float" office:value="0.00029296875">
                <text:p>0.00029296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244140625">
                <text:p>0.0000244140625</text:p>
              </table:table-cell>
              <table:table-cell office:value-type="float" office:value="0.00001220703125">
                <text:p>0.00001220703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3564453125">
                <text:p>0.003564453125</text:p>
              </table:table-cell>
              <table:table-cell office:value-type="float" office:value="0.001141357421875">
                <text:p>0.001141357421875</text:p>
              </table:table-cell>
              <table:table-cell office:value-type="float" office:value="3.12299465240642">
                <text:p>3.1229946524064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98712158203125">
                <text:p>0.098712158203125</text:p>
              </table:table-cell>
              <table:table-cell office:value-type="float" office:value="0.028955078125">
                <text:p>0.028955078125</text:p>
              </table:table-cell>
              <table:table-cell office:value-type="float" office:value="3.40914839797639">
                <text:p>3.4091483979763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197064208984375">
                <text:p>0.197064208984375</text:p>
              </table:table-cell>
              <table:table-cell office:value-type="float" office:value="0.03875732421875">
                <text:p>0.03875732421875</text:p>
              </table:table-cell>
              <table:table-cell office:value-type="float" office:value="5.08456692913386">
                <text:p>5.0845669291338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201378631591797">
                <text:p>0.201378631591797</text:p>
              </table:table-cell>
              <table:table-cell office:value-type="float" office:value="0.0328224182128906">
                <text:p>0.0328224182128906</text:p>
              </table:table-cell>
              <table:table-cell office:value-type="float" office:value="6.13539899119035">
                <text:p>6.1353989911903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21597785949707">
                <text:p>0.21597785949707</text:p>
              </table:table-cell>
              <table:table-cell office:value-type="float" office:value="0.0317977905273437">
                <text:p>0.0317977905273437</text:p>
              </table:table-cell>
              <table:table-cell office:value-type="float" office:value="6.79222851384423">
                <text:p>6.7922285138442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219843673706055">
                <text:p>0.219843673706055</text:p>
              </table:table-cell>
              <table:table-cell office:value-type="float" office:value="0.0276037216186523">
                <text:p>0.0276037216186523</text:p>
              </table:table-cell>
              <table:table-cell office:value-type="float" office:value="7.96427658354235">
                <text:p>7.9642765835423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225427055358887">
                <text:p>0.225427055358887</text:p>
              </table:table-cell>
              <table:table-cell office:value-type="float" office:value="0.0306602478027344">
                <text:p>0.0306602478027344</text:p>
              </table:table-cell>
              <table:table-cell office:value-type="float" office:value="7.35242118097892">
                <text:p>7.3524211809789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22004861831665">
                <text:p>0.22004861831665</text:p>
              </table:table-cell>
              <table:table-cell office:value-type="float" office:value="0.0383082866668701">
                <text:p>0.0383082866668701</text:p>
              </table:table-cell>
              <table:table-cell office:value-type="float" office:value="5.74415191757854">
                <text:p>5.7441519175785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220583915710449">
                <text:p>0.220583915710449</text:p>
              </table:table-cell>
              <table:table-cell office:value-type="float" office:value="0.0374817132949829">
                <text:p>0.0374817132949829</text:p>
              </table:table-cell>
              <table:table-cell office:value-type="float" office:value="5.8851075983225">
                <text:p>5.885107598322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215407848358154">
                <text:p>0.215407848358154</text:p>
              </table:table-cell>
              <table:table-cell office:value-type="float" office:value="0.0151419043540955">
                <text:p>0.0151419043540955</text:p>
              </table:table-cell>
              <table:table-cell office:value-type="float" office:value="14.2259416861191">
                <text:p>14.225941686119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194183647632599">
                <text:p>0.194183647632599</text:p>
              </table:table-cell>
              <table:table-cell office:value-type="float" office:value="0.0151809871196747">
                <text:p>0.0151809871196747</text:p>
              </table:table-cell>
              <table:table-cell office:value-type="float" office:value="12.7912398648264">
                <text:p>12.79123986482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